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quote-cjk-patch" svg:font-family="quote-cjk-patch, Inter, system-ui, apple-system, BlinkMacSystemFont, 'Segoe UI', Roboto, Oxygen, Ubuntu, Cantarell, 'Open Sans', 'Helvetica Neue',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4.076cm" table:align="left"/>
    </style:style>
    <style:style style:name="Table1.A" style:family="table-column">
      <style:table-column-properties style:column-width="6.879cm"/>
    </style:style>
    <style:style style:name="Table1.B" style:family="table-column">
      <style:table-column-properties style:column-width="7.197cm"/>
    </style:style>
    <style:style style:name="Table1.A1" style:family="table-cell">
      <style:table-cell-properties style:vertical-align="middle" fo:padding="0.049cm" fo:border="none"/>
    </style:style>
    <style:style style:name="Table2" style:family="table">
      <style:table-properties style:width="14.781cm" table:align="left"/>
    </style:style>
    <style:style style:name="Table2.A" style:family="table-column">
      <style:table-column-properties style:column-width="6.668cm"/>
    </style:style>
    <style:style style:name="Table2.B" style:family="table-column">
      <style:table-column-properties style:column-width="8.114cm"/>
    </style:style>
    <style:style style:name="Table2.A1" style:family="table-cell">
      <style:table-cell-properties style:vertical-align="middle" fo:padding="0.049cm" fo:border="none"/>
    </style:style>
    <style:style style:name="Table3" style:family="table">
      <style:table-properties style:width="12.023cm" table:align="left"/>
    </style:style>
    <style:style style:name="Table3.A" style:family="table-column">
      <style:table-column-properties style:column-width="4.554cm"/>
    </style:style>
    <style:style style:name="Table3.B" style:family="table-column">
      <style:table-column-properties style:column-width="7.468cm"/>
    </style:style>
    <style:style style:name="Table3.A1" style:family="table-cell">
      <style:table-cell-properties style:vertical-align="middle" fo:padding="0.049cm" fo:border="none"/>
    </style:style>
    <style:style style:name="Table4" style:family="table">
      <style:table-properties style:width="12.846cm" table:align="left"/>
    </style:style>
    <style:style style:name="Table4.A" style:family="table-column">
      <style:table-column-properties style:column-width="6.572cm"/>
    </style:style>
    <style:style style:name="Table4.B" style:family="table-column">
      <style:table-column-properties style:column-width="6.274cm"/>
    </style:style>
    <style:style style:name="Table4.A1" style:family="table-cell">
      <style:table-cell-properties style:vertical-align="middle" fo:padding="0.049cm" fo:border="none"/>
    </style:style>
    <style:style style:name="P1" style:family="paragraph" style:parent-style-name="Heading_20_2">
      <style:paragraph-properties fo:text-align="justify" style:justify-single-word="false"/>
      <style:text-properties fo:color="#3465a4" style:text-position="0% 100%" fo:font-size="18pt" officeooo:rsid="000bfaf4" officeooo:paragraph-rsid="000bfaf4" style:font-size-asian="18pt" style:font-size-complex="18pt"/>
    </style:style>
    <style:style style:name="P2" style:family="paragraph" style:parent-style-name="Heading_20_2">
      <style:paragraph-properties fo:text-align="justify" style:justify-single-word="false"/>
      <style:text-properties fo:color="#3465a4" officeooo:rsid="000bfaf4" officeooo:paragraph-rsid="000f07d9"/>
    </style:style>
    <style:style style:name="P3" style:family="paragraph" style:parent-style-name="Heading_20_2">
      <style:paragraph-properties fo:text-align="justify" style:justify-single-word="false"/>
      <style:text-properties fo:color="#3465a4" officeooo:rsid="000bfaf4" officeooo:paragraph-rsid="00102613"/>
    </style:style>
    <style:style style:name="P4" style:family="paragraph" style:parent-style-name="Heading_20_2">
      <style:paragraph-properties fo:text-align="justify" style:justify-single-word="false"/>
      <style:text-properties fo:color="#3465a4" officeooo:rsid="000bfaf4" officeooo:paragraph-rsid="0011c7fe"/>
    </style:style>
    <style:style style:name="P5" style:family="paragraph" style:parent-style-name="Heading_20_2">
      <style:paragraph-properties fo:text-align="justify" style:justify-single-word="false"/>
      <style:text-properties style:text-position="0% 100%" fo:font-size="18pt" officeooo:rsid="000708a0" officeooo:paragraph-rsid="000708a0" style:font-size-asian="18pt" style:font-size-complex="18pt"/>
    </style:style>
    <style:style style:name="P6" style:family="paragraph" style:parent-style-name="Heading_20_2">
      <style:paragraph-properties fo:text-align="justify" style:justify-single-word="false"/>
      <style:text-properties style:text-position="0% 100%" fo:font-size="18pt" officeooo:rsid="000708a0" officeooo:paragraph-rsid="000f07d9" style:font-size-asian="18pt" style:font-size-complex="18pt"/>
    </style:style>
    <style:style style:name="P7" style:family="paragraph" style:parent-style-name="Heading_20_2">
      <style:paragraph-properties fo:text-align="justify" style:justify-single-word="false"/>
      <style:text-properties style:text-position="0% 100%" fo:font-size="18pt" officeooo:rsid="000708a0" officeooo:paragraph-rsid="0011c7fe" style:font-size-asian="18pt" style:font-size-complex="18pt"/>
    </style:style>
    <style:style style:name="P8" style:family="paragraph" style:parent-style-name="Heading_20_2">
      <style:paragraph-properties fo:text-align="justify" style:justify-single-word="false"/>
      <style:text-properties style:text-position="0% 100%" fo:font-size="18pt" officeooo:rsid="000708a0" officeooo:paragraph-rsid="0016a740" style:font-size-asian="18pt" style:font-size-complex="18pt"/>
    </style:style>
    <style:style style:name="P9" style:family="paragraph" style:parent-style-name="Heading_20_2">
      <style:text-properties fo:font-variant="normal" fo:text-transform="none" fo:color="#3465a4" style:font-name="Arial" fo:font-size="16pt" fo:letter-spacing="normal" fo:font-style="normal" fo:font-weight="bold" officeooo:paragraph-rsid="000708a0" style:font-size-asian="16pt" style:font-weight-asian="bold" style:font-size-complex="16pt" style:font-weight-complex="bold"/>
    </style:style>
    <style:style style:name="P10" style:family="paragraph" style:parent-style-name="Heading_20_2">
      <style:paragraph-properties fo:text-align="justify" style:justify-single-word="false"/>
      <style:text-properties fo:font-variant="normal" fo:text-transform="none" fo:color="#3465a4" style:text-position="0% 100%" style:font-name="Arial" fo:font-size="16pt" fo:letter-spacing="normal" fo:font-style="normal" fo:font-weight="bold" officeooo:rsid="000bfaf4" officeooo:paragraph-rsid="000f07d9" style:font-size-asian="16pt" style:font-style-asian="italic" style:font-weight-asian="bold" style:font-size-complex="16pt" style:font-style-complex="italic" style:font-weight-complex="bold"/>
    </style:style>
    <style:style style:name="P11" style:family="paragraph" style:parent-style-name="Heading_20_2">
      <style:paragraph-properties fo:text-align="justify" style:justify-single-word="false"/>
      <style:text-properties fo:font-variant="normal" fo:text-transform="none" fo:color="#3465a4" style:text-position="0% 100%" style:font-name="Arial" fo:font-size="16pt" fo:letter-spacing="normal" fo:font-style="normal" fo:font-weight="bold" officeooo:rsid="000bfaf4" officeooo:paragraph-rsid="0011c7fe" style:font-size-asian="16pt" style:font-style-asian="italic" style:font-weight-asian="bold" style:font-size-complex="16pt" style:font-style-complex="italic" style:font-weight-complex="bold"/>
    </style:style>
    <style:style style:name="P12" style:family="paragraph" style:parent-style-name="Heading_20_2">
      <style:paragraph-properties fo:text-align="justify" style:justify-single-word="false"/>
      <style:text-properties fo:font-variant="normal" fo:text-transform="none" fo:color="#3465a4" style:text-position="0% 100%" style:font-name="Arial" fo:font-size="16pt" fo:letter-spacing="normal" fo:font-style="normal" fo:font-weight="bold" officeooo:rsid="000bfaf4" officeooo:paragraph-rsid="0016a740" style:font-size-asian="16pt" style:font-style-asian="italic" style:font-weight-asian="bold" style:font-size-complex="16pt" style:font-style-complex="italic" style:font-weight-complex="bold"/>
    </style:style>
    <style:style style:name="P13" style:family="paragraph" style:parent-style-name="Text_20_body">
      <style:paragraph-properties fo:text-align="justify" style:justify-single-word="false"/>
      <style:text-properties officeooo:paragraph-rsid="000708a0"/>
    </style:style>
    <style:style style:name="P14" style:family="paragraph" style:parent-style-name="Text_20_body">
      <style:paragraph-properties fo:text-align="justify" style:justify-single-word="false"/>
      <style:text-properties officeooo:paragraph-rsid="000a3c79"/>
    </style:style>
    <style:style style:name="P15" style:family="paragraph" style:parent-style-name="Text_20_body">
      <style:paragraph-properties fo:text-align="justify" style:justify-single-word="false"/>
      <style:text-properties officeooo:paragraph-rsid="000f07d9"/>
    </style:style>
    <style:style style:name="P16" style:family="paragraph" style:parent-style-name="Text_20_body">
      <style:paragraph-properties fo:text-align="justify" style:justify-single-word="false"/>
      <style:text-properties fo:color="#3465a4" style:font-name="Arial" fo:font-style="italic" fo:font-weight="bold" officeooo:paragraph-rsid="0008e5ad" style:font-style-asian="italic" style:font-weight-asian="bold" style:font-style-complex="italic" style:font-weight-complex="bold"/>
    </style:style>
    <style:style style:name="P17" style:family="paragraph" style:parent-style-name="Text_20_body">
      <style:paragraph-properties fo:text-align="justify" style:justify-single-word="false"/>
      <style:text-properties fo:color="#000000" style:text-position="0% 100%" style:font-name="Arial" fo:font-size="12pt" fo:font-style="italic" fo:font-weight="normal" officeooo:rsid="000bfaf4" officeooo:paragraph-rsid="000f07d9" style:font-size-asian="10.5pt" style:font-style-asian="italic" style:font-weight-asian="normal" style:font-size-complex="12pt" style:font-style-complex="italic" style:font-weight-complex="normal"/>
    </style:style>
    <style:style style:name="P18" style:family="paragraph" style:parent-style-name="Text_20_body">
      <style:paragraph-properties fo:text-align="justify" style:justify-single-word="false"/>
      <style:text-properties style:font-name="Arial"/>
    </style:style>
    <style:style style:name="P19" style:family="paragraph" style:parent-style-name="Text_20_body">
      <style:paragraph-properties fo:text-align="justify" style:justify-single-word="false"/>
      <style:text-properties style:font-name="Arial" fo:font-style="italic" officeooo:paragraph-rsid="000708a0" style:font-style-asian="italic" style:font-style-complex="italic"/>
    </style:style>
    <style:style style:name="P20" style:family="paragraph" style:parent-style-name="Text_20_body">
      <style:text-properties officeooo:paragraph-rsid="000f07d9"/>
    </style:style>
    <style:style style:name="P21" style:family="paragraph" style:parent-style-name="Text_20_body">
      <style:paragraph-properties fo:text-align="justify" style:justify-single-word="false"/>
      <style:text-properties fo:font-variant="normal" fo:text-transform="none" fo:color="#3465a4" style:text-position="0% 100%" style:font-name="Arial" fo:font-size="18pt" fo:letter-spacing="normal" fo:font-style="italic" fo:font-weight="bold" officeooo:rsid="000bfaf4" officeooo:paragraph-rsid="000bfaf4" style:font-size-asian="18pt" style:font-style-asian="italic" style:font-size-complex="18pt" style:font-style-complex="italic"/>
    </style:style>
    <style:style style:name="P22" style:family="paragraph" style:parent-style-name="Text_20_body">
      <style:paragraph-properties fo:text-align="justify" style:justify-single-word="false"/>
      <style:text-properties fo:font-variant="normal" fo:text-transform="none" fo:color="#3465a4" style:text-position="0% 100%" style:font-name="Arial" fo:font-size="18pt" fo:letter-spacing="normal" fo:font-style="italic" fo:font-weight="bold" officeooo:rsid="000bfaf4" officeooo:paragraph-rsid="000f07d9" style:font-size-asian="18pt" style:font-style-asian="italic" style:font-size-complex="18pt" style:font-style-complex="italic"/>
    </style:style>
    <style:style style:name="P23" style:family="paragraph" style:parent-style-name="Text_20_body">
      <style:paragraph-properties fo:text-align="justify" style:justify-single-word="false"/>
      <style:text-properties fo:font-variant="normal" fo:text-transform="none" fo:color="#3465a4" style:text-position="0% 100%" style:font-name="Arial" fo:font-size="18pt" fo:letter-spacing="normal" fo:font-style="italic" fo:font-weight="bold" officeooo:rsid="000bfaf4" officeooo:paragraph-rsid="00102613" style:font-size-asian="18pt" style:font-style-asian="italic" style:font-weight-asian="normal" style:font-size-complex="18pt" style:font-style-complex="italic" style:font-weight-complex="normal"/>
    </style:style>
    <style:style style:name="P24" style:family="paragraph" style:parent-style-name="Text_20_body">
      <style:paragraph-properties fo:text-align="justify" style:justify-single-word="false"/>
      <style:text-properties fo:font-variant="normal" fo:text-transform="none" fo:color="#3465a4" style:text-position="0% 100%" style:font-name="Arial" fo:font-size="18pt" fo:letter-spacing="normal" fo:font-style="italic" fo:font-weight="bold" officeooo:rsid="000bfaf4" officeooo:paragraph-rsid="0011c7fe" style:font-size-asian="18pt" style:font-style-asian="italic" style:font-weight-asian="normal" style:font-size-complex="18pt" style:font-style-complex="italic" style:font-weight-complex="normal"/>
    </style:style>
    <style:style style:name="P25" style:family="paragraph" style:parent-style-name="Text_20_body">
      <style:paragraph-properties fo:text-align="justify" style:justify-single-word="false"/>
      <style:text-properties fo:font-variant="normal" fo:text-transform="none" fo:color="#3465a4" style:text-position="0% 100%" style:font-name="Arial" fo:font-size="12pt" fo:letter-spacing="normal" fo:font-style="normal" fo:font-weight="bold" officeooo:rsid="000bfaf4" officeooo:paragraph-rsid="000f07d9" style:font-size-asian="10.5pt" style:font-style-asian="italic" style:font-weight-asian="bold" style:font-size-complex="12pt" style:font-style-complex="italic" style:font-weight-complex="bold"/>
    </style:style>
    <style:style style:name="P26" style:family="paragraph" style:parent-style-name="Text_20_body">
      <style:paragraph-properties fo:text-align="justify" style:justify-single-word="false"/>
      <style:text-properties fo:font-variant="normal" fo:text-transform="none" fo:color="#3465a4" style:text-position="0% 100%" style:font-name="Arial" fo:font-size="12pt" fo:letter-spacing="normal" fo:font-style="normal" fo:font-weight="bold" officeooo:rsid="000bfaf4" officeooo:paragraph-rsid="0011c7fe" style:font-size-asian="10.5pt" style:font-style-asian="italic" style:font-weight-asian="bold" style:font-size-complex="12pt" style:font-style-complex="italic" style:font-weight-complex="bold"/>
    </style:style>
    <style:style style:name="P27" style:family="paragraph" style:parent-style-name="Text_20_body">
      <style:paragraph-properties fo:text-align="justify" style:justify-single-word="false"/>
      <style:text-properties fo:font-variant="normal" fo:text-transform="none" fo:color="#3465a4" style:text-position="0% 100%" style:font-name="Arial" fo:font-size="12pt" fo:letter-spacing="normal" fo:font-style="normal" fo:font-weight="bold" officeooo:rsid="000bfaf4" officeooo:paragraph-rsid="001422c4" style:font-size-asian="10.5pt" style:font-style-asian="italic" style:font-weight-asian="bold" style:font-size-complex="12pt" style:font-style-complex="italic" style:font-weight-complex="bold"/>
    </style:style>
    <style:style style:name="P28" style:family="paragraph" style:parent-style-name="Text_20_body">
      <style:paragraph-properties fo:text-align="justify" style:justify-single-word="false"/>
      <style:text-properties fo:font-variant="normal" fo:text-transform="none" fo:color="#3465a4" style:text-position="0% 100%" style:font-name="Arial" fo:font-size="12pt" fo:letter-spacing="normal" fo:font-style="normal" fo:font-weight="bold" officeooo:rsid="000bfaf4" officeooo:paragraph-rsid="0016a740" style:font-size-asian="10.5pt" style:font-style-asian="italic" style:font-weight-asian="bold" style:font-size-complex="12pt" style:font-style-complex="italic" style:font-weight-complex="bold"/>
    </style:style>
    <style:style style:name="P29" style:family="paragraph" style:parent-style-name="Text_20_body">
      <style:paragraph-properties fo:text-align="justify" style:justify-single-word="false"/>
      <style:text-properties fo:font-variant="normal" fo:text-transform="none" fo:color="#3465a4" style:text-position="0% 100%" style:font-name="Arial" fo:font-size="16pt" fo:letter-spacing="normal" fo:font-style="normal" fo:font-weight="bold" officeooo:rsid="000bfaf4" officeooo:paragraph-rsid="000f07d9" style:font-size-asian="16pt" style:font-style-asian="italic" style:font-weight-asian="bold" style:font-size-complex="16pt" style:font-style-complex="italic" style:font-weight-complex="bold"/>
    </style:style>
    <style:style style:name="P30" style:family="paragraph" style:parent-style-name="Text_20_body">
      <style:paragraph-properties fo:text-align="justify" style:justify-single-word="false"/>
      <style:text-properties fo:font-variant="normal" fo:text-transform="none" fo:color="#3465a4" style:text-position="0% 100%" style:font-name="Arial" fo:font-size="16pt" fo:letter-spacing="normal" fo:font-style="normal" fo:font-weight="bold" officeooo:rsid="000bfaf4" officeooo:paragraph-rsid="0011c7fe" style:font-size-asian="16pt" style:font-style-asian="italic" style:font-weight-asian="bold" style:font-size-complex="16pt" style:font-style-complex="italic" style:font-weight-complex="bold"/>
    </style:style>
    <style:style style:name="P31" style:family="paragraph" style:parent-style-name="Text_20_body">
      <style:paragraph-properties fo:text-align="justify" style:justify-single-word="false"/>
      <style:text-properties fo:font-variant="normal" fo:text-transform="none" fo:color="#3465a4" style:text-position="0% 100%" style:font-name="Arial" fo:font-size="16pt" fo:letter-spacing="normal" fo:font-style="normal" fo:font-weight="bold" officeooo:rsid="000bfaf4" officeooo:paragraph-rsid="0012bdde" style:font-size-asian="16pt" style:font-style-asian="italic" style:font-weight-asian="bold" style:font-size-complex="16pt" style:font-style-complex="italic" style:font-weight-complex="bold"/>
    </style:style>
    <style:style style:name="P32" style:family="paragraph" style:parent-style-name="Text_20_body">
      <style:paragraph-properties fo:text-align="justify" style:justify-single-word="false"/>
      <style:text-properties fo:font-variant="normal" fo:text-transform="none" fo:color="#3465a4" style:text-position="0% 100%" style:font-name="Arial" fo:font-size="16pt" fo:letter-spacing="normal" fo:font-style="normal" fo:font-weight="bold" officeooo:rsid="000bfaf4" officeooo:paragraph-rsid="0016a740" style:font-size-asian="16pt" style:font-style-asian="italic" style:font-weight-asian="bold" style:font-size-complex="16pt" style:font-style-complex="italic" style:font-weight-complex="bold"/>
    </style:style>
    <style:style style:name="P33" style:family="paragraph" style:parent-style-name="Text_20_body">
      <style:text-properties fo:font-variant="normal" fo:text-transform="none" fo:color="#3465a4" style:font-name="Arial" fo:font-size="12pt" fo:letter-spacing="normal" fo:font-style="italic" fo:font-weight="bold" officeooo:paragraph-rsid="000708a0" style:font-style-asian="italic" style:font-weight-asian="bold" style:font-style-complex="italic" style:font-weight-complex="bold"/>
    </style:style>
    <style:style style:name="P34"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rsid="000708a0" officeooo:paragraph-rsid="000708a0" style:font-weight-asian="normal" style:font-weight-complex="normal"/>
    </style:style>
    <style:style style:name="P35" style:family="paragraph" style:parent-style-name="Text_20_body">
      <style:paragraph-properties fo:text-align="justify"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officeooo:rsid="000708a0" officeooo:paragraph-rsid="000708a0" style:font-weight-asian="normal" style:font-weight-complex="normal"/>
    </style:style>
    <style:style style:name="P36" style:family="paragraph" style:parent-style-name="Text_20_body">
      <style:paragraph-properties fo:text-align="justify" style:justify-single-word="false"/>
      <style:text-properties fo:font-variant="normal" fo:text-transform="none" fo:color="#000000" style:font-name="Arial" fo:font-size="12pt" fo:letter-spacing="normal" fo:font-style="normal" style:text-underline-style="none" fo:font-weight="normal" officeooo:rsid="000708a0" officeooo:paragraph-rsid="000708a0" style:font-weight-asian="normal" style:font-weight-complex="normal"/>
    </style:style>
    <style:style style:name="P37" style:family="paragraph" style:parent-style-name="Text_20_body">
      <style:paragraph-properties fo:text-align="justify" style:justify-single-word="false"/>
      <style:text-properties fo:font-variant="normal" fo:text-transform="none" fo:color="#000000" style:font-name="Arial" fo:font-size="12pt" fo:letter-spacing="normal" fo:font-style="normal" style:text-underline-style="none" fo:font-weight="bold" officeooo:rsid="000708a0" officeooo:paragraph-rsid="000708a0" style:font-weight-asian="bold" style:font-weight-complex="bold"/>
    </style:style>
    <style:style style:name="P38" style:family="paragraph" style:parent-style-name="Text_20_body">
      <style:paragraph-properties fo:text-align="justify" style:justify-single-word="false"/>
      <style:text-properties fo:font-variant="normal" fo:text-transform="none" fo:color="#000000" style:font-name="Arial" fo:font-size="12pt" fo:letter-spacing="normal" fo:font-style="normal" style:text-underline-style="none" fo:font-weight="bold" officeooo:rsid="000708a0" officeooo:paragraph-rsid="001ac45e" style:font-weight-asian="bold" style:font-weight-complex="bold"/>
    </style:style>
    <style:style style:name="P39"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bold" officeooo:rsid="000bfaf4" officeooo:paragraph-rsid="0011c7fe" style:font-size-asian="10.5pt" style:font-style-asian="italic" style:font-weight-asian="normal" style:font-size-complex="12pt" style:font-style-complex="italic" style:font-weight-complex="normal"/>
    </style:style>
    <style:style style:name="P40"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bold" officeooo:rsid="000bfaf4" officeooo:paragraph-rsid="0016a740" style:font-size-asian="10.5pt" style:font-style-asian="italic" style:font-weight-asian="normal" style:font-size-complex="12pt" style:font-style-complex="italic" style:font-weight-complex="normal"/>
    </style:style>
    <style:style style:name="P41"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bold" officeooo:rsid="000bfaf4" officeooo:paragraph-rsid="00102613" style:font-size-asian="10.5pt" style:font-style-asian="italic" style:font-weight-asian="bold" style:font-size-complex="12pt" style:font-style-complex="italic" style:font-weight-complex="bold"/>
    </style:style>
    <style:style style:name="P42"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bold" officeooo:rsid="000bfaf4" officeooo:paragraph-rsid="0016a740" style:font-size-asian="10.5pt" style:font-style-asian="italic" style:font-weight-asian="bold" style:font-size-complex="12pt" style:font-style-complex="italic" style:font-weight-complex="bold"/>
    </style:style>
    <style:style style:name="P43"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normal" officeooo:rsid="000bfaf4" officeooo:paragraph-rsid="00102613" style:font-size-asian="10.5pt" style:font-style-asian="italic" style:font-weight-asian="normal" style:font-size-complex="12pt" style:font-style-complex="italic" style:font-weight-complex="normal"/>
    </style:style>
    <style:style style:name="P44"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normal" officeooo:rsid="000bfaf4" officeooo:paragraph-rsid="0016a740" style:font-size-asian="10.5pt" style:font-style-asian="italic" style:font-weight-asian="normal" style:font-size-complex="12pt" style:font-style-complex="italic" style:font-weight-complex="normal"/>
    </style:style>
    <style:style style:name="P45"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normal" fo:font-weight="bold" officeooo:rsid="000bfaf4" officeooo:paragraph-rsid="000f07d9" style:font-size-asian="10.5pt" style:font-style-asian="italic" style:font-weight-asian="bold" style:font-size-complex="12pt" style:font-style-complex="italic" style:font-weight-complex="bold"/>
    </style:style>
    <style:style style:name="P46"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normal" fo:font-weight="bold" officeooo:rsid="000bfaf4" officeooo:paragraph-rsid="0011c7fe" style:font-size-asian="10.5pt" style:font-style-asian="italic" style:font-weight-asian="bold" style:font-size-complex="12pt" style:font-style-complex="italic" style:font-weight-complex="bold"/>
    </style:style>
    <style:style style:name="P47"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normal" fo:font-weight="normal" officeooo:rsid="000bfaf4" officeooo:paragraph-rsid="000f07d9" style:font-size-asian="10.5pt" style:font-style-asian="italic" style:font-weight-asian="normal" style:font-size-complex="12pt" style:font-style-complex="italic" style:font-weight-complex="normal"/>
    </style:style>
    <style:style style:name="P48"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normal" fo:font-weight="normal" officeooo:rsid="000bfaf4" officeooo:paragraph-rsid="0011c7fe" style:font-size-asian="10.5pt" style:font-style-asian="italic" style:font-weight-asian="normal" style:font-size-complex="12pt" style:font-style-complex="italic" style:font-weight-complex="normal"/>
    </style:style>
    <style:style style:name="P49"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0708a0" officeooo:paragraph-rsid="0016b5b0" style:font-size-asian="10.5pt" style:font-style-asian="italic" style:font-weight-asian="normal" style:font-size-complex="12pt" style:font-style-complex="italic" style:font-weight-complex="normal"/>
    </style:style>
    <style:style style:name="P50" style:family="paragraph" style:parent-style-name="Text_20_body">
      <style:text-properties officeooo:paragraph-rsid="0012bdde"/>
    </style:style>
    <style:style style:name="P51" style:family="paragraph" style:parent-style-name="Text_20_body">
      <style:text-properties officeooo:paragraph-rsid="0016b5b0"/>
    </style:style>
    <style:style style:name="P52" style:family="paragraph" style:parent-style-name="Heading_20_2">
      <style:paragraph-properties fo:text-align="justify" style:justify-single-word="false"/>
      <style:text-properties fo:font-variant="normal" fo:text-transform="none" fo:color="#3465a4" style:text-position="0% 100%" style:font-name="Arial" fo:font-size="18pt" fo:letter-spacing="normal" fo:font-style="italic" fo:font-weight="bold" officeooo:rsid="00063711" officeooo:paragraph-rsid="000f07d9" style:font-size-asian="18pt" style:font-style-asian="italic" style:font-size-complex="18pt" style:font-style-complex="italic"/>
    </style:style>
    <style:style style:name="P53" style:family="paragraph" style:parent-style-name="Heading_20_2">
      <style:paragraph-properties fo:text-align="justify" style:justify-single-word="false"/>
      <style:text-properties fo:font-variant="normal" fo:text-transform="none" fo:color="#000000" style:text-position="0% 100%" style:font-name="Arial" fo:font-size="16pt" fo:letter-spacing="normal" fo:font-style="normal" fo:font-weight="bold" officeooo:rsid="0011c7fe" officeooo:paragraph-rsid="0016a740" style:font-size-asian="16pt" style:font-style-asian="italic" style:font-weight-asian="bold" style:font-size-complex="16pt" style:font-style-complex="italic" style:font-weight-complex="bold"/>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normal" style:text-underline-style="none" fo:font-weight="bold" officeooo:rsid="000708a0" officeooo:paragraph-rsid="0016b5b0" style:font-size-asian="10.5pt" style:font-style-asian="italic" style:font-weight-asian="bold" style:font-size-complex="12pt" style:font-style-complex="italic" style:font-weight-complex="bold"/>
    </style:style>
    <style:style style:name="P65"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normal" style:text-underline-style="none" fo:font-weight="normal" officeooo:rsid="000708a0" officeooo:paragraph-rsid="0016b5b0" style:font-size-asian="10.5pt" style:font-style-asian="italic" style:font-weight-asian="normal" style:font-size-complex="12pt" style:font-style-complex="italic" style:font-weight-complex="normal"/>
    </style:style>
    <style:style style:name="P66" style:family="paragraph" style:parent-style-name="Text_20_body" style:list-style-name="L1">
      <style:paragraph-properties fo:margin-top="0cm" fo:margin-bottom="0cm" loext:contextual-spacing="false"/>
    </style:style>
    <style:style style:name="P67" style:family="paragraph" style:parent-style-name="Text_20_body" style:list-style-name="L2">
      <style:paragraph-properties fo:margin-top="0cm" fo:margin-bottom="0cm" loext:contextual-spacing="false"/>
    </style:style>
    <style:style style:name="P68" style:family="paragraph" style:parent-style-name="Text_20_body" style:list-style-name="L3">
      <style:paragraph-properties fo:margin-top="0cm" fo:margin-bottom="0cm" loext:contextual-spacing="false"/>
    </style:style>
    <style:style style:name="P69" style:family="paragraph" style:parent-style-name="Text_20_body" style:list-style-name="L4">
      <style:paragraph-properties fo:margin-top="0cm" fo:margin-bottom="0cm" loext:contextual-spacing="false"/>
    </style:style>
    <style:style style:name="P70" style:family="paragraph" style:parent-style-name="Text_20_body" style:list-style-name="L5">
      <style:paragraph-properties fo:margin-top="0cm" fo:margin-bottom="0cm" loext:contextual-spacing="false"/>
    </style:style>
    <style:style style:name="P71" style:family="paragraph" style:parent-style-name="Text_20_body" style:list-style-name="L6">
      <style:paragraph-properties fo:margin-top="0cm" fo:margin-bottom="0cm" loext:contextual-spacing="false"/>
    </style:style>
    <style:style style:name="P72" style:family="paragraph" style:parent-style-name="Text_20_body" style:list-style-name="L7">
      <style:paragraph-properties fo:margin-top="0cm" fo:margin-bottom="0cm" loext:contextual-spacing="false"/>
    </style:style>
    <style:style style:name="P73" style:family="paragraph" style:parent-style-name="Text_20_body" style:list-style-name="L8">
      <style:paragraph-properties fo:margin-top="0cm" fo:margin-bottom="0cm" loext:contextual-spacing="false"/>
    </style:style>
    <style:style style:name="P74" style:family="paragraph" style:parent-style-name="Text_20_body" style:list-style-name="L9">
      <style:paragraph-properties fo:margin-top="0cm" fo:margin-bottom="0cm" loext:contextual-spacing="false"/>
    </style:style>
    <style:style style:name="P75" style:family="paragraph" style:parent-style-name="Text_20_body" style:list-style-name="L10">
      <style:paragraph-properties fo:margin-top="0cm" fo:margin-bottom="0cm" loext:contextual-spacing="false"/>
    </style:style>
    <style:style style:name="T1" style:family="text">
      <style:text-properties fo:font-variant="normal" fo:text-transform="none" fo:color="#000000" style:text-position="super 58%" fo:font-size="12pt" fo:letter-spacing="normal"/>
    </style:style>
    <style:style style:name="T2" style:family="text">
      <style:text-properties fo:font-variant="normal" fo:text-transform="none" fo:color="#000000" style:text-position="super 58%" fo:font-size="12pt" fo:letter-spacing="normal" fo:font-weight="bold"/>
    </style:style>
    <style:style style:name="T3" style:family="text">
      <style:text-properties fo:font-variant="normal" fo:text-transform="none" fo:color="#000000" style:text-position="super 58%" fo:font-size="12pt" fo:letter-spacing="normal" fo:font-weight="bold" style:font-weight-asian="bold" style:font-weight-complex="bold"/>
    </style:style>
    <style:style style:name="T4" style:family="text">
      <style:text-properties fo:font-variant="normal" fo:text-transform="none" fo:color="#000000" style:text-position="super 58%" style:font-name="Arial" fo:font-size="12pt" fo:letter-spacing="normal" fo:font-style="italic" fo:font-weight="bold" style:font-style-asian="italic" style:font-style-complex="italic"/>
    </style:style>
    <style:style style:name="T5" style:family="text">
      <style:text-properties fo:font-variant="normal" fo:text-transform="none" fo:color="#000000" style:text-position="super 58%" style:font-name="Arial" fo:font-size="12pt" fo:letter-spacing="normal" fo:font-style="italic" fo:font-weight="bold" officeooo:rsid="00063711" style:font-style-asian="italic" style:font-style-complex="italic"/>
    </style:style>
    <style:style style:name="T6" style:family="text">
      <style:text-properties fo:font-variant="normal" fo:text-transform="none" fo:color="#000000" fo:font-size="12pt" fo:letter-spacing="normal"/>
    </style:style>
    <style:style style:name="T7" style:family="text">
      <style:text-properties fo:font-variant="normal" fo:text-transform="none" fo:color="#000000" fo:font-size="12pt" fo:letter-spacing="normal" fo:font-weight="bold"/>
    </style:style>
    <style:style style:name="T8" style:family="text">
      <style:text-properties fo:font-variant="normal" fo:text-transform="none" fo:color="#000000" fo:font-size="12pt" fo:letter-spacing="normal" fo:font-weight="bold" style:font-weight-asian="bold" style:font-weight-complex="bold"/>
    </style:style>
    <style:style style:name="T9" style:family="text">
      <style:text-properties fo:font-variant="normal" fo:text-transform="none" fo:color="#000000" fo:font-size="12pt" fo:letter-spacing="normal" fo:font-weight="normal"/>
    </style:style>
    <style:style style:name="T10" style:family="text">
      <style:text-properties fo:font-variant="normal" fo:text-transform="none" fo:color="#000000" style:font-name="Arial" fo:font-size="12pt" fo:letter-spacing="normal" fo:font-style="italic" fo:font-weight="bold" style:font-style-asian="italic" style:font-style-complex="italic"/>
    </style:style>
    <style:style style:name="T11" style:family="text">
      <style:text-properties fo:font-variant="normal" fo:text-transform="none" fo:color="#000000" style:font-name="Arial" fo:font-size="12pt" fo:letter-spacing="normal" fo:font-style="italic" fo:font-weight="bold" officeooo:rsid="00063711" style:font-style-asian="italic" style:font-style-complex="italic"/>
    </style:style>
    <style:style style:name="T12" style:family="text">
      <style:text-properties fo:font-variant="normal" fo:text-transform="none" fo:color="#000000" style:font-name="Arial" fo:font-size="12pt" fo:letter-spacing="normal" fo:font-style="italic" fo:font-weight="normal" style:font-style-asian="italic" style:font-style-complex="italic"/>
    </style:style>
    <style:style style:name="T13" style:family="text">
      <style:text-properties fo:font-variant="normal" fo:text-transform="none" fo:color="#000000" style:font-name="Arial" fo:font-size="12pt" fo:letter-spacing="normal" fo:font-style="italic" fo:font-weight="normal" officeooo:rsid="00063711" style:font-style-asian="italic" style:font-style-complex="italic"/>
    </style:style>
    <style:style style:name="T14" style:family="text">
      <style:text-properties fo:font-variant="normal" fo:text-transform="none" fo:color="#000000" style:font-name="Arial" fo:letter-spacing="normal" fo:font-style="italic" fo:font-weight="bold" style:font-style-asian="italic" style:font-style-complex="italic"/>
    </style:style>
    <style:style style:name="T15" style:family="text">
      <style:text-properties fo:font-variant="normal" fo:text-transform="none" fo:color="#000000" style:font-name="Arial" fo:letter-spacing="normal" fo:font-style="italic" fo:font-weight="bold" officeooo:rsid="00063711" style:font-style-asian="italic" style:font-style-complex="italic"/>
    </style:style>
    <style:style style:name="T16" style:family="text">
      <style:text-properties fo:font-variant="normal" fo:text-transform="none" fo:color="#000000" style:font-name="Arial" fo:letter-spacing="normal" fo:font-style="italic" fo:font-weight="bold" officeooo:rsid="000708a0" style:font-style-asian="italic" style:font-style-complex="italic"/>
    </style:style>
    <style:style style:name="T17" style:family="text">
      <style:text-properties fo:font-variant="normal" fo:text-transform="none" fo:color="#000000" style:font-name="Arial" fo:letter-spacing="normal" fo:font-style="italic" fo:font-weight="bold" officeooo:rsid="0011c7fe" style:font-style-asian="italic" style:font-style-complex="italic"/>
    </style:style>
    <style:style style:name="T18" style:family="text">
      <style:text-properties fo:font-variant="normal" fo:text-transform="none" fo:color="#000000" style:font-name="quote-cjk-patch" fo:font-size="11.25pt" fo:letter-spacing="normal" fo:font-style="normal" fo:font-weight="normal"/>
    </style:style>
    <style:style style:name="T19" style:family="text">
      <style:text-properties fo:font-variant="normal" fo:text-transform="none" style:font-name="Arial" fo:letter-spacing="normal" fo:font-style="italic" fo:font-weight="bold" style:font-style-asian="italic" style:font-style-complex="italic"/>
    </style:style>
    <style:style style:name="T20" style:family="text">
      <style:text-properties fo:font-variant="normal" fo:text-transform="none" style:font-name="Arial" fo:letter-spacing="normal" fo:font-style="italic" fo:font-weight="bold" officeooo:rsid="00063711" style:font-style-asian="italic" style:font-style-complex="italic"/>
    </style:style>
    <style:style style:name="T21" style:family="text">
      <style:text-properties fo:font-variant="normal" fo:text-transform="none" style:text-position="0% 100%" style:font-name="Arial" fo:font-size="18pt" fo:letter-spacing="normal" fo:font-style="italic" fo:font-weight="bold" style:font-size-asian="18pt" style:font-style-asian="italic" style:font-size-complex="18pt" style:font-style-complex="italic"/>
    </style:style>
    <style:style style:name="T22" style:family="text">
      <style:text-properties fo:font-variant="normal" fo:text-transform="none" style:text-position="0% 100%" style:font-name="Arial" fo:font-size="18pt" fo:letter-spacing="normal" fo:font-style="italic" fo:font-weight="bold" officeooo:rsid="00063711" style:font-size-asian="18pt" style:font-style-asian="italic" style:font-size-complex="18pt" style:font-style-complex="italic"/>
    </style:style>
    <style:style style:name="T23" style:family="text">
      <style:text-properties fo:font-variant="normal" fo:text-transform="none" style:text-position="0% 100%" style:font-name="Arial" fo:font-size="18pt" fo:letter-spacing="normal" fo:font-style="italic" fo:font-weight="bold" officeooo:rsid="000f07d9" style:font-size-asian="18pt" style:font-style-asian="italic" style:font-size-complex="18pt" style:font-style-complex="italic"/>
    </style:style>
    <style:style style:name="T24" style:family="text">
      <style:text-properties fo:font-variant="normal" fo:text-transform="none" style:text-position="0% 100%" style:font-name="Arial" fo:font-size="18pt" fo:letter-spacing="normal" fo:font-style="italic" fo:font-weight="bold" officeooo:rsid="0011c7fe" style:font-size-asian="18pt" style:font-style-asian="italic" style:font-size-complex="18pt" style:font-style-complex="italic"/>
    </style:style>
    <style:style style:name="T25" style:family="text">
      <style:text-properties fo:font-variant="normal" fo:text-transform="none" style:text-position="super 58%" fo:letter-spacing="normal"/>
    </style:style>
    <style:style style:name="T26" style:family="text">
      <style:text-properties fo:font-variant="normal" fo:text-transform="none" style:text-position="super 58%" fo:letter-spacing="normal" fo:font-weight="bold" style:font-weight-asian="bold" style:font-weight-complex="bold"/>
    </style:style>
    <style:style style:name="T27" style:family="text">
      <style:text-properties fo:font-variant="normal" fo:text-transform="none" fo:letter-spacing="normal"/>
    </style:style>
    <style:style style:name="T28" style:family="text">
      <style:text-properties fo:font-variant="normal" fo:text-transform="none" fo:letter-spacing="normal" fo:font-weight="bold" style:font-weight-asian="bold" style:font-weight-complex="bold"/>
    </style:style>
    <style:style style:name="T29" style:family="text">
      <style:text-properties fo:font-variant="normal" fo:text-transform="none" fo:color="#0f1115" style:font-name="quote-cjk-patch" fo:font-size="11.25pt" fo:letter-spacing="normal" fo:font-style="normal" fo:font-weight="normal"/>
    </style:style>
    <style:style style:name="T30" style:family="text">
      <style:text-properties fo:font-variant="normal" fo:text-transform="none" fo:color="#474747" style:font-name="Arial1" fo:font-size="10.5pt" fo:letter-spacing="normal" fo:font-style="normal" fo:font-weight="normal" style:font-weight-asian="normal" style:font-weight-complex="normal"/>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fo:font-style="italic" style:font-style-asian="italic" style:font-style-complex="italic"/>
    </style:style>
    <style:style style:name="T33" style:family="text">
      <style:text-properties style:font-name="Arial"/>
    </style:style>
    <style:style style:name="T34" style:family="text">
      <style:text-properties style:font-name="Arial" officeooo:rsid="000a3c79"/>
    </style:style>
    <style:style style:name="T35" style:family="text">
      <style:text-properties style:font-name="Arial" fo:font-style="italic" style:text-underline-style="none" fo:font-weight="normal" style:font-style-asian="italic" style:font-weight-asian="normal" style:font-style-complex="italic" style:font-weight-complex="normal"/>
    </style:style>
    <style:style style:name="T36" style:family="text">
      <style:text-properties officeooo:rsid="0008e5ad"/>
    </style:style>
    <style:style style:name="T37" style:family="text">
      <style:text-properties style:text-position="super 58%"/>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color="#000000"/>
    </style:style>
    <style:style style:name="T41" style:family="text">
      <style:text-properties fo:color="#000000" fo:font-size="12pt" style:font-size-asian="12pt" style:font-size-complex="12pt"/>
    </style:style>
    <style:style style:name="T42" style:family="text">
      <style:text-properties fo:color="#000000" fo:font-size="12pt" fo:font-style="italic" style:font-size-asian="10.5pt" style:font-style-asian="italic" style:font-size-complex="12pt" style:font-style-complex="italic"/>
    </style:style>
    <style:style style:name="T43" style:family="text">
      <style:text-properties fo:color="#000000" style:font-size-asian="12pt"/>
    </style:style>
    <style:style style:name="T44" style:family="text">
      <style:text-properties fo:color="#000000" fo:font-style="italic" style:font-style-asian="italic" style:font-style-complex="italic"/>
    </style:style>
    <style:style style:name="T45" style:family="text">
      <style:text-properties fo:color="#000000" fo:font-style="italic" style:font-size-asian="12pt" style:font-style-asian="italic" style:font-style-complex="italic"/>
    </style:style>
    <style:style style:name="T46" style:family="text">
      <style:text-properties fo:font-weight="normal" style:font-weight-asian="normal" style:font-weight-complex="normal"/>
    </style:style>
    <style:style style:name="T47" style:family="text">
      <style:text-properties officeooo:rsid="0014e92d"/>
    </style:style>
    <style:style style:name="T48" style:family="text">
      <style:text-properties officeooo:rsid="0016a740"/>
    </style:style>
    <style:style style:name="T49" style:family="text">
      <style:text-properties officeooo:rsid="0016b5b0"/>
    </style:style>
    <style:style style:name="T50" style:family="text">
      <style:text-properties fo:color="#3465a4" style:font-name="quote-cjk-patch" fo:font-size="11.25pt" style:text-underline-style="none" fo:font-weight="bold" style:font-weight-asian="bold" style:font-weight-complex="bold"/>
    </style:style>
    <style:style style:name="T51" style:family="text">
      <style:text-properties fo:color="#3465a4" style:font-name="quote-cjk-patch" style:text-underline-style="none" fo:font-weight="bold" style:font-weight-asian="bold" style:font-weight-complex="bold"/>
    </style:style>
    <style:style style:name="T52" style:family="text">
      <style:text-properties fo:color="#3465a4" style:font-name="quote-cjk-patch" fo:font-size="16pt" style:text-underline-style="none" fo:font-weight="bold" style:font-size-asian="16pt" style:font-weight-asian="bold" style:font-size-complex="16pt" style:font-weight-complex="bold"/>
    </style:style>
    <style:style style:name="T53" style:family="text">
      <style:text-properties fo:color="#3465a4" style:text-underline-style="none" fo:font-weight="bold" style:font-weight-asian="bold" style:font-weight-complex="bold"/>
    </style:style>
    <style:style style:name="T54" style:family="text">
      <style:text-properties fo:color="#3465a4" fo:font-size="16pt" style:text-underline-style="none" fo:font-weight="bold" style:font-size-asian="16pt" style:font-weight-asian="bold" style:font-size-complex="16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20">D</text:span><text:span text:style-name="T19">ay 1</text:span></text:h>
      <text:p text:style-name="P21">Tagalog</text:p>
      <text:h text:style-name="P5" text:outline-level="2"><text:span text:style-name="T15">Kawikaan 7:</text:span><text:span text:style-name="T16">10-27</text:span></text:h>
      <text:p text:style-name="Text_20_body">ASND (Ang Salita ng Diyos)</text:p>
      <text:p text:style-name="P13"><text:bookmark text:name="tl-ASND-15893"/><text:span text:style-name="T5">10</text:span><text:span text:style-name="T11"> </text:span><text:span text:style-name="T13">Sinalubong siya ng isang babae na ang suot ay katulad ng suot ng isang babaeng bayaran. Nakapagplano na siya ng gagawin sa lalaking iyon. </text:span><text:bookmark text:name="tl-ASND-15894"/><text:span text:style-name="T5">11</text:span><text:span text:style-name="T11"> </text:span><text:span text:style-name="T13">Maingay siya at hindi mahiyain. Hindi siya nananatili sa bahay.</text:span><text:bookmark text:name="tl-ASND-15895"/><text:span text:style-name="T13"> </text:span><text:span text:style-name="T5">12</text:span><text:span text:style-name="T11"> </text:span><text:span text:style-name="T13">Madalas siyang makita sa mga lansangan, mga kanto at mga plasa.</text:span><text:bookmark text:name="tl-ASND-15896"/><text:span text:style-name="T13"> </text:span><text:span text:style-name="T5">13</text:span><text:span text:style-name="T11"> </text:span><text:span text:style-name="T13">Paglapit ng lalaki ay agad niya itong hinalikan at hindi nahiyang sinabi, </text:span><text:span text:style-name="T5">14</text:span><text:span text:style-name="T11"> </text:span><text:span text:style-name="T13">“Tinupad ko na ang pangako kong maghandog, at may mga sobrang karne doon sa bahay na mula sa aking inihandog. </text:span><text:bookmark text:name="tl-ASND-15898"/><text:span text:style-name="T5">15</text:span><text:span text:style-name="T11"> </text:span><text:span text:style-name="T13">Kaya hinanap kita at mabuti naman nakita kita. </text:span><text:bookmark text:name="tl-ASND-15899"/><text:span text:style-name="T5">16</text:span><text:span text:style-name="T11"> </text:span><text:span text:style-name="T13">Sinapinan ko na ang aking higaan ng makulay na telang galing pa sa Egipto. </text:span><text:bookmark text:name="tl-ASND-15900"/><text:span text:style-name="T5">17</text:span><text:span text:style-name="T11"> </text:span><text:span text:style-name="T13">Nilagyan ko iyon ng pabangong mira, aloe, at sinamon. </text:span><text:bookmark text:name="tl-ASND-15901"/><text:span text:style-name="T5">18</text:span><text:span text:style-name="T11"> </text:span><text:span text:style-name="T13">Kaya halika na, doon tayo magpakaligaya hanggang umaga, </text:span><text:bookmark text:name="tl-ASND-15902"/><text:span text:style-name="T5">19</text:span><text:span text:style-name="T11"> </text:span><text:span text:style-name="T13">dahil wala rito ang asawa ko. Naglakbay siya sa malayo. </text:span><text:bookmark text:name="tl-ASND-15903"/><text:span text:style-name="T5">20</text:span><text:span text:style-name="T11"> </text:span><text:span text:style-name="T13">Marami siyang dalang pera at dalawang linggo pa bago siya bumalik.” </text:span><text:bookmark text:name="tl-ASND-15904"/><text:span text:style-name="T4">21</text:span><text:span text:style-name="T10"> </text:span><text:span text:style-name="T12">Kaya naakit niya ang lalaki sa pamamagitan ng kanyang matatamis at nakakaakit na pananalita. </text:span><text:bookmark text:name="tl-ASND-15905"/><text:span text:style-name="T4">22</text:span><text:span text:style-name="T10"> </text:span><text:span text:style-name="T12">Sumunod agad ang lalaki na parang bakang hinihila papunta sa katayan, o tulad ng isang usa na patungo sa bitag, </text:span><text:bookmark text:name="tl-ASND-15906"/><text:span text:style-name="T4">23</text:span><text:span text:style-name="T10"> </text:span><text:span text:style-name="T12">at dooʼy papanain siya na tatagos sa kanyang puso. Para din siyang isang ibon na nagmamadali papunta sa bitag ng kamatayan, ngunit hindi niya ito nalalaman. </text:span></text:p>
      <text:p text:style-name="P19"><text:bookmark text:name="tl-ASND-15907"/><text:span text:style-name="T3">24</text:span><text:span text:style-name="T8"> Kaya mga anak, pakinggan ninyong mabuti ang aking mga sinasabi. </text:span><text:bookmark text:name="tl-ASND-15908"/><text:span text:style-name="T3">25</text:span><text:span text:style-name="T8"> Huwag kayong paaakit sa ganyang uri ng babae at huwag ninyong hayaan na kayoʼy kanyang iligaw. </text:span><text:bookmark text:name="tl-ASND-15909"/><text:span text:style-name="T2">26</text:span><text:span text:style-name="T7"> </text:span><text:span text:style-name="T9">Marami na ang mga lalaking napahamak dahil sa kanya. </text:span><text:bookmark text:name="tl-ASND-15910"/><text:span text:style-name="T2">27</text:span><text:span text:style-name="T7"> </text:span><text:span text:style-name="T9">Kapag pumunta kayo sa bahay niya, para na rin kayong pumunta sa daigdig ng mga patay.</text:span></text:p>
      <text:h text:style-name="P9" text:outline-level="2">GABAY SA PAGNINILAY:</text:h>
      <text:p text:style-name="P33">Ang Panandaliang Tukso, Pangmatagalang Kapahamakan </text:p>
      <text:p text:style-name="P16"><text:span text:style-name="T1">24</text:span><text:span text:style-name="T6"> Kaya mga anak, pakinggan ninyong mabuti ang aking mga sinasabi. </text:span><text:bookmark text:name="tl-ASND-159081"/><text:span text:style-name="T1">25</text:span><text:span text:style-name="T6"> Huwag kayong paaakit sa ganyang uri ng babae at huwag ninyong hayaan na kayoʼy kanyang iligaw.</text:span></text:p>
      <text:p text:style-name="P34">Ang talatang ito ay nagpapakita kung paano ang tukso ay maaaring dumating sa anyo ng kaakit-akit na salita at anyo. Ang babae sa kuwento ay kumakatawan sa mga bagay na tila maganda at nakakaengganyo sa simula, ngunit nagtatago ng panganib at kapahamakan. Ipinapakita rin dito kung gaano kadaling malinlang ang tao kapag pinairal ang damdamin kaysa sa karunungan.</text:p>
      <text:p text:style-name="P18">Ang lalaki ay sumunod agad, parang hayop na hindi alam na papunta na siya sa kapahamakan. Ito ay paalala na ang bawat desisyon natin ay may kahihinatnan. Kapag <text:soft-page-break/>hinayaan nating magpadala sa tukso at hindi tayo nag-ingat, maaari tayong mapahamak nang hindi natin namamalayan.</text:p>
      <text:p text:style-name="P18">Muli, binibigyang-diin ni Solomon ang kahalagahan ng pakikinig at pagsunod sa kanyang mga turo. Hindi sapat na naririnig lamang natin ang Salita ng Diyos—kailangan din natin itong isabuhay. Ang simpleng pagkakaroon ng kaalaman ay hindi sapat na panlaban sa tukso; ang tunay na proteksyon ay nagmumula sa pagsunod at seryosong paglalapat nito sa ating buhay.</text:p>
      <text:p text:style-name="P18">Makikita rin ito sa aral ni Jesus tungkol sa dalawang tagapagtayo (Mateo 7:24–27<text:span text:style-name="T36">)</text:span> Ang taong nakikinig at sumusunod sa Kanyang mga salita ay tulad ng taong nagtayo ng bahay sa ibabaw ng bato, kaya’t nang dumating ang bagyo ay nanatili itong matibay. Ngunit ang nakikinig ngunit hindi sumusunod ay tulad ng nagtayo sa buhangin, at nang dumating ang bagyo ay agad itong gumuho.</text:p>
      <text:p text:style-name="P18">Gayundin, pinaalalahanan tayo sa <text:span text:style-name="T31">Santiago 1:22 : “Ngunit isagawa ninyo ang salita, at huwag maging tagapakinig lamang na dinadaya ang inyong sarili.”</text:span> Hindi lamang dapat tayo tagapakinig ng Salita kundi tagasunod nito—sapagkat kung hindi, nililinlang lamang natin ang ating sarili.</text:p>
      <text:p text:style-name="P18">Sa huli, malinaw ang babala: huwag hayaang maligaw ang puso sa maling landas. Marami na ang nasira dahil sa ganitong tukso. Kaya mahalagang maging mapanuri, may disiplina sa sarili, at makinig sa mga payo na naglalayo sa atin sa kapahamakan.</text:p>
      <text:p text:style-name="P14"><text:span text:style-name="T33">Hindi lahat ng maganda sa paningin ay mabuti para sa atin. Madalas, ang tao ay naaakit sa mga lihim na pagkakasala dahil iniisip nila na walang makakaalam. Dahil ito ay ginagawa nang patago, nagkakaroon ng maling pa</text:span><text:span text:style-name="T34">nanaw</text:span><text:span text:style-name="T33"> ng kaligtasan. Ngunit malinaw ang sinasabi sa </text:span><text:span text:style-name="T35">Lucas 8:17: “Sapagkat walang bagay na natatago na hindi mahahayag, ni lihim na hindi malalaman at malalantad.”</text:span></text:p>
      <text:p text:style-name="P18">Gayundin, sa <text:span text:style-name="T31">Bilang 32:23: “Tiyakin ninyong kayo’y aabutan ng inyong kasalanan.”</text:span> Ipinapakita nito na walang kasalanan ang tunay na nananatiling lihim. Ang Diyos na nakakakita ng lahat, kahit ang mga nakatago, ay hindi pinapalagpas ang ganitong uri ng kasalanan. <text:span text:style-name="T31">Hebreo 4:13: “At walang nilalang na hindi hayag sa Kanyang paningin, kundi ang lahat ay hubad at lantad sa mga mata Niya na ating pagsusulitan.”</text:span></text:p>
      <text:p text:style-name="P18">Maaaring panandalian lamang ang kasiyahan, ngunit may kapalit ito. Ayon sa <text:span text:style-name="T31">Galacia 6:7 <text:s/>“Huwag kayong padaya; ang Diyos ay hindi maaaring dayain. Sapagkat ang anumang ihasik ng tao, iyon din ang kanyang aanihin.”</text:span> Darating ang panahon na ang mga lihim na ito ay magbubunga ng mabibigat na konsekuwensya—mga bagay na maaaring tuluyang makasira sa buhay, relasyon, at kinabukasan ng isang tao.</text:p>
      <text:p text:style-name="P18">Kaya ang tunay na karunungan ay umiwas sa tukso at piliin ang tama, kahit walang ibang nakakakita. Sapagkat ayon sa <text:span text:style-name="T31">Mangangaral 12:14 “Sapagkat dadalhin ng Diyos ang bawat gawa sa paghuhukom, pati ang bawat lihim na bagay, maging ito man ay mabuti o masama.”</text:span></text:p>
      <text:p text:style-name="P35"><text:span text:style-name="Strong_20_Emphasis"><text:span text:style-name="T52">Mga Talang Sanggunian sa Bibliya</text:span></text:span><text:span text:style-name="T54"> </text:span></text:p>
      <text:p text:style-name="P37"><text:soft-page-break/>Mateo 7:24–27</text:p>
      <text:p text:style-name="P36">“Kaya't ang bawa't nakakarinig ng aring mga salitang ito at ginaganap, ay itutulad ko sa isang taong matalino, na nagtayo ng kaniyang bahay sa ibabaw ng bato: At bumuhos ang ulan, at nagsidating ang mga baha, at umihip ang mga hangin, at hinampas ang bahay na yaon; at hindi nagiba: sapagka't natayo sa ibabaw ng bato. At ang bawa't nakakarinig ng aking mga salitang ito at di ginaganap, ay itutulad sa isang taong mangmang, na nagtayo ng kaniyang bahay sa ibabaw ng buhangin: At bumuhos ang ulan, at nagsidating ang mga baha, at umihip ang mga hangin, at hinampas ang bahay na yaon; at nagiba: at lubhang malaki ang pagkabagsak niyaon.”</text:p>
      <text:p text:style-name="P36"/>
      <text:p text:style-name="P37">Santiago 1:22</text:p>
      <text:p text:style-name="P36">“Datapuwa't maging tagatupad kayo ng salita, at hindi tagapakinig lamang, na dinadaya ang inyong sarili.”</text:p>
      <text:p text:style-name="P36"/>
      <text:p text:style-name="P37">Lucas 8:17</text:p>
      <text:p text:style-name="P36">“Sapagka't walang anomang natatago, na di mahahayag; at walang anomang lihim, na di makikilala at malalantad.”</text:p>
      <text:p text:style-name="P36"/>
      <text:p text:style-name="P37">Bilang 32:23 </text:p>
      <text:p text:style-name="P36">“Datapuwa't kung hindi ninyo gagawin, narito, kayo'y nagkasala laban sa Panginoon; at tiyakin ninyong kayo'y aabutan ng inyong kasalanan.”</text:p>
      <text:p text:style-name="P36"/>
      <text:p text:style-name="P37">Hebreo 4:13</text:p>
      <text:p text:style-name="P36">“At walang nilalang na hindi hayag sa Kanyang paningin, kundi ang lahat ay hubad at lantad sa mga mata Niya na ating pagsusulitan.”</text:p>
      <text:p text:style-name="P38"/>
      <text:p text:style-name="P38">Galacia 6:7</text:p>
      <text:p text:style-name="P36">“Huwag kayong padaya; ang Dios ay hindi hamak. Sapagka't ang anomang ihasik ng tao, ay siya rin namang kaniyang aanihin.”</text:p>
      <text:p text:style-name="P36"/>
      <text:p text:style-name="P37">Mangangaral 12:14 <text:s text:c="2000"/></text:p>
      <text:p text:style-name="P36">“Sapagka't dadalhin ng Dios ang bawa't gawa sa paghuhukom, na pati ng bawa't lihim na bagay, maging mabuti o masama.”</text:p>
      <text:h text:style-name="P52" text:outline-level="2"><text:soft-page-break/></text:h>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2" text:outline-level="2"><text:soft-page-break/><text:span text:style-name="T22">D</text:span><text:span text:style-name="T21">ay </text:span><text:span text:style-name="T23">2</text:span></text:h>
      <text:p text:style-name="P22">Tagalog</text:p>
      <text:h text:style-name="P6" text:outline-level="2"><text:span text:style-name="T15">Kawikaan 7:</text:span><text:span text:style-name="T14">10-27</text:span></text:h>
      <text:p text:style-name="P20">ASND (Ang Salita ng Diyos)</text:p>
      <text:p text:style-name="P15"><text:bookmark text:name="tl-ASND-158931"/><text:span text:style-name="T5">10</text:span><text:span text:style-name="T11"> </text:span><text:span text:style-name="T13">Sinalubong siya ng isang babae na ang suot ay katulad ng suot ng isang babaeng bayaran. Nakapagplano na siya ng gagawin sa lalaking iyon. </text:span><text:bookmark text:name="tl-ASND-158941"/><text:span text:style-name="T5">11</text:span><text:span text:style-name="T11"> </text:span><text:span text:style-name="T13">Maingay siya at hindi mahiyain. Hindi siya nananatili sa bahay.</text:span><text:bookmark text:name="tl-ASND-158951"/><text:span text:style-name="T13"> </text:span><text:span text:style-name="T5">12</text:span><text:span text:style-name="T11"> </text:span><text:span text:style-name="T13">Madalas siyang makita sa mga lansangan, mga kanto at mga plasa.</text:span><text:bookmark text:name="tl-ASND-158961"/><text:span text:style-name="T13"> </text:span><text:span text:style-name="T5">13</text:span><text:span text:style-name="T11"> </text:span><text:span text:style-name="T13">Paglapit ng lalaki ay agad niya itong hinalikan at hindi nahiyang sinabi, </text:span><text:span text:style-name="T5">14</text:span><text:span text:style-name="T11"> </text:span><text:span text:style-name="T13">“Tinupad ko na ang pangako kong maghandog, at may mga sobrang karne doon sa bahay na mula sa aking inihandog. </text:span><text:bookmark text:name="tl-ASND-158981"/><text:span text:style-name="T5">15</text:span><text:span text:style-name="T11"> </text:span><text:span text:style-name="T13">Kaya hinanap kita at mabuti naman nakita kita. </text:span><text:bookmark text:name="tl-ASND-158991"/><text:span text:style-name="T5">16</text:span><text:span text:style-name="T11"> </text:span><text:span text:style-name="T13">Sinapinan ko na ang aking higaan ng makulay na telang galing pa sa Egipto. </text:span><text:bookmark text:name="tl-ASND-159001"/><text:span text:style-name="T5">17</text:span><text:span text:style-name="T11"> </text:span><text:span text:style-name="T13">Nilagyan ko iyon ng pabangong mira, aloe, at sinamon. </text:span><text:bookmark text:name="tl-ASND-159011"/><text:span text:style-name="T5">18</text:span><text:span text:style-name="T11"> </text:span><text:span text:style-name="T13">Kaya halika na, doon tayo magpakaligaya hanggang umaga, </text:span><text:bookmark text:name="tl-ASND-159021"/><text:span text:style-name="T5">19</text:span><text:span text:style-name="T11"> </text:span><text:span text:style-name="T13">dahil wala rito ang asawa ko. Naglakbay siya sa malayo. </text:span><text:bookmark text:name="tl-ASND-159031"/><text:span text:style-name="T5">20</text:span><text:span text:style-name="T11"> </text:span><text:span text:style-name="T13">Marami siyang dalang pera at dalawang linggo pa bago siya bumalik.” </text:span><text:bookmark text:name="tl-ASND-159041"/><text:span text:style-name="T4">21</text:span><text:span text:style-name="T10"> </text:span><text:span text:style-name="T12">Kaya naakit niya ang lalaki sa pamamagitan ng kanyang matatamis at nakakaakit na pananalita. </text:span><text:bookmark text:name="tl-ASND-159051"/><text:span text:style-name="T4">22</text:span><text:span text:style-name="T10"> </text:span><text:span text:style-name="T12">Sumunod agad ang lalaki na parang bakang hinihila papunta sa katayan, o tulad ng isang usa na patungo sa bitag, </text:span><text:bookmark text:name="tl-ASND-159061"/><text:span text:style-name="T4">23</text:span><text:span text:style-name="T10"> </text:span><text:span text:style-name="T12">at dooʼy papanain siya na tatagos sa kanyang puso. Para din siyang isang ibon na nagmamadali papunta sa bitag ng kamatayan, ngunit hindi niya ito nalalaman. </text:span></text:p>
      <text:p text:style-name="P17"><text:bookmark text:name="tl-ASND-159071"/><text:span text:style-name="T25">24</text:span><text:span text:style-name="T27"> Kaya mga anak, pakinggan ninyong mabuti ang aking mga sinasabi. </text:span><text:bookmark text:name="tl-ASND-159082"/><text:span text:style-name="T25">25</text:span><text:span text:style-name="T27"> Huwag kayong paaakit sa ganyang uri ng babae at huwag ninyong hayaan na kayoʼy kanyang iligaw. </text:span><text:bookmark text:name="tl-ASND-159091"/><text:span text:style-name="T26">26</text:span><text:span text:style-name="T28"> Marami na ang mga lalaking napahamak dahil sa kanya. </text:span><text:bookmark text:name="tl-ASND-159101"/><text:span text:style-name="T26">27</text:span><text:span text:style-name="T28"> Kapag pumunta kayo sa bahay niya, para na rin kayong pumunta sa daigdig ng mga patay.</text:span></text:p>
      <text:h text:style-name="P10" text:outline-level="2">GABAY SA PAGNINILAY:</text:h>
      <text:p text:style-name="P45"/>
      <text:p text:style-name="P47">Ang kuwento ng hangal na binatang nahuhulog sa tukso ng isang babaeng mangangalunya (Kawikaan 7:10–23) ay sumasalamin sa isang realidad na hindi limitado sa isang panahon, kultura, o grupo ng tao. Sa lahat ng henerasyon at lipunan, ang mga tao—lalaki man o babae—ay nahuhulog sa iba’t ibang uri ng kasalanan dahil sa tukso. Ipinapakita ng babala ni Solomon ang isang masakit na katotohanan: ang kasalanan ay hindi bihira, at marami ang nabibiktima nito. Gaya ng paalala ng Kasulatan, “sapagkat ang lahat ay nagkasala at hindi nakaabot sa kaluwalhatian ng Diyos” (Roma 3:23), at “ang kabayaran ng kasalanan ay kamatayan” (Roma 6:23).</text:p>
      <text:p text:style-name="Text_20_body">Ang babae sa kuwento ni Solomon ay inilarawan na nakadamit tulad ng isang babaeng bayaran, maaaring sa propesyon o bilang paraan upang mang-akit. Ipinapakita nito kung paanong ang tukso ay madalas lumilitaw sa anyong kaakit-akit at mapanlinlang. Hanggang sa ngayon, nananatiling laganap <text:soft-page-break/>ang realidad ng imoralidad sa seksuwal na aspekto. Ang nagsisimula bilang pagkahumaling o kuryosidad ay maaaring mabilis mauwi sa pagkaalipin, pagkasira, at kapahamakan. Marami ang nahihila rito hindi dahil sa puwersa, kundi dahil sa pagnanasa na hindi napipigilan o nadidisiplina.</text:p>
      <text:p text:style-name="Text_20_body">Ipinaliwanag ni Santiago ang prosesong ito nang malinaw: ang tukso ay hindi nagmumula sa Diyos, kundi sa ating sariling mga pagnanasa. Kapag ang pagnanasa ay hindi napigilan, ito ay nagbubunga ng kasalanan, at ang kasalanan sa huli ay nagdadala ng kamatayan (Santiago 1:13–15). Ang katotohanang ito ay hindi lamang para sa kasalanang seksuwal kundi para sa lahat ng uri ng kasalanan. Nangangako ang tukso ng kasiyahan, ngunit palaging mas mataas ang kapalit nito kaysa sa ibinibigay. Sinisira nito ang pagpapahalaga sa sarili, relasyon, at pamilya. Kaya’t itinuturo ng Salita ng Diyos na bantayan ang ating mga puso at itago ang Kanyang Salita sa ating mga puso (Awit 119:11).</text:p>
      <text:p text:style-name="Text_20_body">Nagbabala rin si Solomon na ang daan ng babaeng ito ay patungo sa kamatayan at pagkawasak. Maaaring unawain ito sa iba’t ibang paraan—pisikal na bunga, emosyonal na pagkasira, pagkawala ng pera, sirang relasyon, o maging espirituwal na kamatayan. Paulit-ulit na ipinapaalala sa Kawikaan na “may daan na tila matuwid sa tao, ngunit ang dulo nito ay daan ng kamatayan” (Kawikaan 14:12). Ang kasalanan ay madalas mukhang walang panganib o kahit kaakit-akit sa simula, ngunit ang wakas nito ay laging mapanira.</text:p>
      <text:p text:style-name="Text_20_body">Sa huli, itinuturo ng Kasulatan na ang lahat ng kasalanan ay humahantong sa kamatayan (Roma 6:23), ngunit nagpapakita rin ito ng pag-asa. Sa pamamagitan ni Jesu-Cristo, may pagliligtas mula sa kapangyarihan at parusa ng kasalanan. “Sapagkat gayon na lamang ang pag-ibig ng Diyos sa sanlibutan kaya ibinigay Niya ang Kanyang kaisa-isang Anak, upang ang sinumang sumampalataya sa Kanya ay hindi mapahamak kundi magkaroon ng buhay na walang hanggan” (Juan 3:16). Kahit ang mga mananampalataya ay madapa, nananatiling tapat ang Diyos upang magpatawad at magpanumbalik sa mga nagsisisi (1 Juan 1:9).</text:p>
      <text:p text:style-name="Text_20_body">Ang talata ngayon ay tumatawag sa atin upang suriin kung paano tayo tumutugon sa tukso. Pinaglalaruan ba natin ito, o binabantayan natin ang ating mga puso sa pamamagitan ng Salita ng Diyos? Ang kasalanan ay bihirang mukhang mapanganib sa simula, ngunit ang mga bunga nito ay laging seryoso. Ang tunay na karunungan ay hindi lamang ang pagkaalam kung ano ang tama, kundi ang aktibong pagpili nito—kahit mahirap at kahit walang nakakakita. Tinatawag tayo ng Diyos sa isang buhay ng disiplina, kadalisayan, at pag-asa sa Kanya, sapagkat sa Kanya lamang matatagpuan ang tunay na kalayaan at buhay na walang hanggan.</text:p>
      <text:p text:style-name="P49"><text:span text:style-name="Strong_20_Emphasis"><text:span text:style-name="T50">Mga Talang Sanggunian sa Bibliya</text:span></text:span><text:span text:style-name="T53"> </text:span></text:p>
      <text:p text:style-name="P45">Roma 3:23 </text:p>
      <text:p text:style-name="P47">“Sapagka't ang lahat ay nangagkasala at nangagkukulang ng kaluwalhatian ng Dios;”</text:p>
      <text:p text:style-name="P47"/>
      <text:p text:style-name="P45">Roma 6:23</text:p>
      <text:p text:style-name="P47">“Sapagka't ang kabayaran ng kasalanan ay kamatayan; datapuwa't ang kaloob na walang bayad ng Dios ay buhay na walang hanggan kay Cristo Jesus na Panginoon natin.”</text:p>
      <text:p text:style-name="P47"/>
      <text:p text:style-name="P45"><text:soft-page-break/>Santiago 1:13–15</text:p>
      <text:p text:style-name="P47">13 Huwag sabihin ng sinoman, kung siya'y tinutukso, ako'y tinutukso ng Dios; sapagka't ang Dios ay hindi matutukso ng masama, at hindi niya tinutukso ang sinoman;</text:p>
      <text:p text:style-name="P47">14 Kundi ang bawa't tao ay tinutukso, pagka nahihila at naaakit ng kaniyang sariling pita.</text:p>
      <text:p text:style-name="P47">15 Kung magkagayo'y ang pita, pagka naglihi, ay nanganak ng kasalanan; at ang kasalanan, pagka nalaki, ay nanganak ng kamatayan. </text:p>
      <text:p text:style-name="P47"/>
      <text:p text:style-name="P45">Awit 119:11</text:p>
      <text:p text:style-name="P47">“Ingatan ko ang iyong salita sa aking puso, upang huwag akong magkasala laban sa iyo.”</text:p>
      <text:p text:style-name="P47"/>
      <text:p text:style-name="P45">Kawikaan 14:12 </text:p>
      <text:p text:style-name="P47">“May isang daan na tila matuwid sa tao, nguni't ang dulo niyaon ay mga daan ng kamatayan.”</text:p>
      <text:p text:style-name="P47"/>
      <text:p text:style-name="P45">Juan 3:16</text:p>
      <text:p text:style-name="P47">“Sapagka't gayon na lamang ang pag-ibig ng Dios sa sanglibutan, na ibinigay niya ang kaniyang bugtong na Anak, upang ang sinomang sa kaniya'y sumampalataya ay huwag mapahamak, kundi magkaroon ng buhay na walang hanggan.”</text:p>
      <text:p text:style-name="P47"/>
      <text:p text:style-name="P45">1 Juan 1:9</text:p>
      <text:p text:style-name="P47">“Kung ipinapahayag natin ang ating mga kasalanan, siya ay tapat at ganap na magpapatawad sa ating mga kasalanan, at tayo'y lilinisin sa lahat ng kalikuan.”</text:p>
      <text:p text:style-name="P29"/>
      <text:p text:style-name="P29"/>
      <text:p text:style-name="P29"/>
      <text:p text:style-name="P29"/>
      <text:p text:style-name="P29"/>
      <text:p text:style-name="P25"/>
      <text:h text:style-name="P3" text:outline-level="2"><text:span text:style-name="T22">D</text:span><text:span text:style-name="T21">ay </text:span><text:span text:style-name="T24">3</text:span></text:h>
      <text:p text:style-name="P23">Tagalog</text:p>
      <text:h text:style-name="P7" text:outline-level="2"><text:soft-page-break/><text:span text:style-name="T15">Kawikaan </text:span><text:span text:style-name="T17">8</text:span><text:span text:style-name="T15">:</text:span><text:span text:style-name="T14">1-</text:span><text:span text:style-name="T17">4</text:span></text:h>
      <text:p text:style-name="P39"><text:span text:style-name="T48">MBB05</text:span> (<text:span text:style-name="T48">Magandang Balita Biblia</text:span>)</text:p>
      <text:p text:style-name="P41"><text:span text:style-name="T37">1</text:span>Hindi mo ba naririnig ang tawag ng karunungan,</text:p>
      <text:p text:style-name="P41">at ang tinig ng unawa'y hindi pa ba napakinggan?</text:p>
      <text:p text:style-name="P43"><text:span text:style-name="T37">2</text:span>Nasa dako siyang mataas,sa tagpuan ng mga landas;</text:p>
      <text:p text:style-name="P43"><text:span text:style-name="T37">3</text:span>nasa mga pintuan siya, sa may harap nitong bayan,</text:p>
      <text:p text:style-name="P43">nakatindig sa pagpasok at ito ang kanyang sigaw:</text:p>
      <text:p text:style-name="P43"><text:span text:style-name="T37">4</text:span>“Kayo'y tinatawagan ko, tao ng sandaigdigan,</text:p>
      <text:p text:style-name="P43">para nga sa lahat itong aking panawagan.</text:p>
      <text:h text:style-name="P11" text:outline-level="2">GABAY SA PAGNINILAY:</text:h>
      <text:p text:style-name="P30"/>
      <text:p text:style-name="P31"><text:span text:style-name="Strong_20_Emphasis">Ang Tinig ng Karunungan sa Maingay na Mundo</text:span></text:p>
      <text:p text:style-name="P32"><text:span text:style-name="Emphasis"><text:span text:style-name="T41">Kawikaan 8:1 – “</text:span></text:span><text:span text:style-name="Emphasis"><text:span text:style-name="T42">Hindi mo ba naririnig ang tawag ng karunungan,</text:span></text:span></text:p>
      <text:p text:style-name="P32"><text:span text:style-name="Emphasis"><text:span text:style-name="T42">at ang tinig ng unawa'y hindi pa ba napakinggan?</text:span></text:span><text:span text:style-name="Emphasis"><text:span text:style-name="T41">”</text:span></text:span></text:p>
      <text:h text:style-name="Heading_20_2" text:outline-level="2"><text:span text:style-name="Strong_20_Emphasis"><text:span text:style-name="T38">Ang Karunungan ay Hindi Malayo</text:span></text:span></text:h>
      <text:p text:style-name="Text_20_body">Madalas nating isipin na ang karunungan ay isang bagay na mahirap makamtan—nakalaan lamang sa mga matatanda, mayayaman, o sa mga mataas ang pinag-aralan. Gayunman, ipinapaalala ng talatang ito na ang karunungan ay hindi nakatago o malayo. Ito ay aktibong tumatawag. Hindi ito tahimik o nagkukubli; sa halip, itinataas nito ang kanyang tinig at ipinapakilala ang sarili.</text:p>
      <text:p text:style-name="Text_20_body"><text:span text:style-name="Strong_20_Emphasis">Tanong:</text:span> Kung ang karunungan ay palaging tumatawag, bakit tayo naliligaw pa rin?<text:line-break/><text:span text:style-name="Strong_20_Emphasis">Sagot:</text:span> Hindi dahil tahimik ang karunungan, kundi dahil pinipili nating makinig sa ibang tinig—tukso, kapalaluan, takot, o pansamantalang kasiyahan.</text:p>
      <text:h text:style-name="Heading_20_2" text:outline-level="2"><text:span text:style-name="Strong_20_Emphasis"><text:span text:style-name="T38">Dalawang Babae, Dalawang Tinig</text:span></text:span></text:h>
      <text:p text:style-name="Text_20_body">Ipinapakita ng Aklat ng Kawikaan ang malinaw na pagkakaiba ng babaeng mapang-akit (Kawikaan 7) at ng karunungan na inilarawan bilang babae (Kawikaan 8). Pareho silang tumatawag sa mga pampublikong lugar, ngunit magkaiba ang kanilang layunin:</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Ang Mapang-akit</text:span></text:p>
            </table:table-cell>
            <table:table-cell table:style-name="Table1.A1" office:value-type="string">
              <text:p text:style-name="Table_20_Heading"><text:span text:style-name="Strong_20_Emphasis">Karunungan</text:span></text:p>
            </table:table-cell>
          </table:table-row>
        </table:table-header-rows>
        <table:table-row>
          <table:table-cell table:style-name="Table1.A1" office:value-type="string">
            <text:p text:style-name="Table_20_Contents">Naghahanap ng atensyon upang manira</text:p>
          </table:table-cell>
          <table:table-cell table:style-name="Table1.A1" office:value-type="string">
            <text:p text:style-name="Table_20_Contents">Inaanyayahan upang magbigay ng buhay</text:p>
          </table:table-cell>
        </table:table-row>
        <table:table-row>
          <table:table-cell table:style-name="Table1.A1" office:value-type="string">
            <text:p text:style-name="Table_20_Contents">Nagdadala patungo sa kamatayan</text:p>
          </table:table-cell>
          <table:table-cell table:style-name="Table1.A1" office:value-type="string">
            <text:p text:style-name="Table_20_Contents">Gumagabay patungo sa buhay</text:p>
          </table:table-cell>
        </table:table-row>
        <table:table-row>
          <table:table-cell table:style-name="Table1.A1" office:value-type="string">
            <text:p text:style-name="Table_20_Contents">Kumikilos sa lihim at kadiliman</text:p>
          </table:table-cell>
          <table:table-cell table:style-name="Table1.A1" office:value-type="string">
            <text:p text:style-name="Table_20_Contents">Nagsasalita nang hayag at malinaw</text:p>
          </table:table-cell>
        </table:table-row>
      </table:table>
      <text:p text:style-name="Text_20_body"/>
      <text:p text:style-name="Text_20_body"><text:soft-page-break/>Sa pang-araw-araw na buhay, palagi nating naririnig ang mga magkasalungat na tinig na ito. Ang tunay na tanong ay: <text:span text:style-name="Strong_20_Emphasis">aling tinig ang ating pinipiling sundin?</text:span></text:p>
      <text:h text:style-name="Heading_20_2" text:outline-level="2"><text:span text:style-name="Strong_20_Emphasis"><text:span text:style-name="T38">Ang Tunay na Karunungan ay si Cristo Mismo</text:span></text:span></text:h>
      <text:p text:style-name="P50">Ang karunungan ay hindi lamang ideya o konsepto—sa huli, ito ay matatagpuan sa isang Persona. Sinasabi sa Colosas 2:3 na <text:span text:style-name="T18">"Si Cristo ang pinagmumulan ng lahat ng karunungan at kaalaman." </text:span><text:span text:style-name="T40"> </text:span><text:s/>Hindi lamang Siya pinagmumulan ng karunungan; Siya mismo ang karunungan ng Diyos (1 Corinto 1:30).</text:p>
      <text:p text:style-name="Text_20_body">Ibig sabihin nito, ang pakikinig sa karunungan ay hindi lamang pagsunod sa mga tuntunin o prinsipyo—ito ay ang pagkilala at pagsunod kay Jesus. Siya ang tinig na tumatawag sa atin mula sa kadiliman. Siya ang kaunawaan na higit sa ingay ng kasalanan at ng sanlibutan.</text:p>
      <text:h text:style-name="Heading_20_2" text:outline-level="2"><text:span text:style-name="Strong_20_Emphasis"><text:span text:style-name="T38">Ang Makapangyarihang Mensahe ng Jeremias 9</text:span></text:span></text:h>
      <text:p text:style-name="Text_20_body">Binabago ng Jeremias 9:23–24 ang pananaw kung ano ang tunay na tagumpay:</text:p>
      <text:p text:style-name="Text_20_body">“‘Huwag ipagmalaki ng marunong ang kanyang karunungan, ni ng malakas ang kanyang lakas, ni ng mayaman ang kanyang kayamanan; kundi ang magmalaki ay ang may kaalaman at pagkakilala sa Akin.’”</text:p>
      <text:p text:style-name="Text_20_body"><text:span text:style-name="Strong_20_Emphasis">Paalaala:</text:span> Ang tunay na karunungan ay hindi nasusukat sa diploma, impluwensiya, o ari-arian. Ang tunay na karunungan ay ang pagkakilala sa Diyos.</text:p>
      <text:h text:style-name="Heading_20_2" text:outline-level="2"><text:span text:style-name="Strong_20_Emphasis"><text:span text:style-name="T38">Mga Tanong sa Personal na Pagninilay</text:span></text:span></text:h>
      <text:list xml:id="list2723196001" text:style-name="L1">
        <text:list-item>
          <text:p text:style-name="P66"><text:span text:style-name="Strong_20_Emphasis">Kanino ako nakikinig ngayon?</text:span> Sa aking mga desisyon—sa relasyon, trabaho, pananalapi, o moralidad—sinusunod ko ba ang karunungan o pansamantalang tukso? </text:p>
        </text:list-item>
        <text:list-item>
          <text:p text:style-name="P66"><text:span text:style-name="Strong_20_Emphasis">Handa ba akong makilala si Cristo bilang aking karunungan?</text:span> Hindi sapat na alam ko ang tungkol sa Kanya; kailangan ko Siyang makilala nang totoo at mamuhay ayon sa Kanyang Salita. </text:p>
        </text:list-item>
        <text:list-item>
          <text:p text:style-name="P54"><text:span text:style-name="Strong_20_Emphasis">Saan ko inilalagay ang aking tiwala?</text:span> Umaasa ba ako sa aking talino, kakayahan, o tagumpay—o sa kaalamang ako ay kilala ng Diyos at Siya ay aking nakikilala? </text:p>
        </text:list-item>
      </text:list>
      <text:p text:style-name="P49"><text:span text:style-name="Strong_20_Emphasis"><text:span text:style-name="T50">Mga Talang Sanggunian sa Bibliya</text:span></text:span><text:span text:style-name="T53"> </text:span></text:p>
      <text:p text:style-name="P48"/>
      <text:p text:style-name="P48">Kawikaan 8:1</text:p>
      <text:p text:style-name="P48">“Hindi baga tumatawag ang karunungan? At inilalabas ng unawa ang kaniyang tinig?”</text:p>
      <text:p text:style-name="P48"/>
      <text:p text:style-name="P48">Colosas 2:3</text:p>
      <text:p text:style-name="P48">“Na siyang kinatataguan ng lahat ng mga kayamanan ng karunungan at ng kaalaman.”</text:p>
      <text:p text:style-name="P48"/>
      <text:p text:style-name="P48"><text:soft-page-break/>1 Corinto 1:30 </text:p>
      <text:p text:style-name="P48">“Datapuwa't sa kaniya kayo'y nasa kay Cristo Jesus, na naging karunungan sa atin mula sa Dios, at katuwiran, at kabanalan, at katubusan:”</text:p>
      <text:p text:style-name="P48"/>
      <text:p text:style-name="P48">Jeremias 9:23–24</text:p>
      <text:p text:style-name="P48">23 Ganito ang sabi ng Panginoon, Huwag magmapuri ang pantas sa kaniyang karunungan, o magmapuri ang malakas sa kaniyang kalakasan, o magmapuri ang mayaman sa kaniyang kayamanan:</text:p>
      <text:p text:style-name="P48">*24 Kundi ang magmapuri ay purihin ang kaniyang sarili dito, na siya'y nakakaunawa at nakakakilala sa akin, na ako'y Panginoon na nagsasagawa ng kagandahang-loob, ng kahatulan, at ng katuwiran sa lupa: sapagka't sa mga bagay na ito ay nalulugod ako, sabi ng Panginoon.*</text:p>
      <text:p text:style-name="P48"/>
      <text:p text:style-name="P30"/>
      <text:p text:style-name="P30"/>
      <text:p text:style-name="P30"/>
      <text:p text:style-name="P30"/>
      <text:p text:style-name="P30"/>
      <text:p text:style-name="P30"/>
      <text:p text:style-name="P30"/>
      <text:p text:style-name="P30"/>
      <text:p text:style-name="P30"/>
      <text:h text:style-name="P4" text:outline-level="2"><text:span text:style-name="T22">D</text:span><text:span text:style-name="T21">ay </text:span><text:span text:style-name="T24">4</text:span></text:h>
      <text:p text:style-name="P24">Tagalog</text:p>
      <text:h text:style-name="P8" text:outline-level="2"><text:span text:style-name="T15">Kawikaan </text:span><text:span text:style-name="T17">8</text:span><text:span text:style-name="T15">:</text:span><text:span text:style-name="T14">1-</text:span><text:span text:style-name="T17">4</text:span></text:h>
      <text:p text:style-name="P40"><text:span text:style-name="T48">MBB05</text:span> (<text:span text:style-name="T48">Magandang Balita Biblia</text:span>)</text:p>
      <text:p text:style-name="P44"><text:span text:style-name="T37">1</text:span>Hindi mo ba naririnig ang tawag ng karunungan,</text:p>
      <text:p text:style-name="P44">at ang tinig ng unawa'y hindi pa ba napakinggan?</text:p>
      <text:p text:style-name="P42"><text:soft-page-break/><text:span text:style-name="T37">2</text:span>Nasa dako siyang mataas,sa tagpuan ng mga landas;</text:p>
      <text:p text:style-name="P44"><text:span text:style-name="T37">3</text:span>nasa mga pintuan siya, sa may harap nitong bayan,</text:p>
      <text:p text:style-name="P44">nakatindig sa pagpasok at ito ang kanyang sigaw:</text:p>
      <text:p text:style-name="P44"><text:span text:style-name="T37">4</text:span>“Kayo'y tinatawagan ko, tao ng sandaigdigan,</text:p>
      <text:p text:style-name="P44">para nga sa lahat itong aking panawagan.</text:p>
      <text:h text:style-name="P12" text:outline-level="2"/>
      <text:h text:style-name="P11" text:outline-level="2">GABAY SA PAGNINILAY:</text:h>
      <text:p text:style-name="P30"/>
      <text:p text:style-name="P27"><text:span text:style-name="Strong_20_Emphasis">Kung Saan Nakatayo at Sumisigaw ang Karunungan</text:span></text:p>
      <text:p text:style-name="P28"><text:span text:style-name="Emphasis"><text:span text:style-name="T40">Kawikaan 8:2 – “</text:span></text:span><text:span text:style-name="Emphasis"><text:span text:style-name="T44">Nasa dako siyang mataas,sa tagpuan ng mga landas;</text:span></text:span><text:span text:style-name="Emphasis"><text:span text:style-name="T40">”</text:span></text:span></text:p>
      <text:h text:style-name="Heading_20_2" text:outline-level="2"><text:span text:style-name="Strong_20_Emphasis"><text:span text:style-name="T39">Ang Karunungan ay Nakatayo sa Hayag – Hindi Nakatago, Kundi Malinaw na Ipinapakita</text:span></text:span></text:h>
      <text:p text:style-name="Text_20_body">Sa Kawikaan 8:2, inilalarawan ni Solomon ang karunungan bilang isang persona na ganap na nakikita at sadyang inilagay sa mga pinakapansin-pansing lugar. Hindi siya bumubulong mula sa mga tagong lugar o kumikilos sa lihim. Sa halip, siya ay tumatayo:</text:p>
      <text:list xml:id="list1093360521" text:style-name="L2">
        <text:list-item>
          <text:p text:style-name="P67"><text:span text:style-name="Strong_20_Emphasis">“Sa pinakamataas na dako sa daan”</text:span> – ang pinakatanyag at pinakamataas na lugar kung saan hindi maiiwasan ng sinumang naglalakbay ang kanyang presensya. </text:p>
        </text:list-item>
        <text:list-item>
          <text:p text:style-name="P55"><text:span text:style-name="Strong_20_Emphasis">“Kung saan nagtatagpo ang mga landas”</text:span> – ang mga sangandaan ng buhay, kung saan napipilitan ang tao na magdesisyon at pumili ng direksyon. </text:p>
        </text:list-item>
      </text:list>
      <text:p text:style-name="Text_20_body">Ang karunungan ay hindi nakatago o mahirap hanapin. Sadyang inilagay siya kung saan ginagawa ang mahahalagang desisyon sa buhay at kung saan natural na dumaraan ang mga tao. Malinaw ang mensahe: walang sinumang <text:span text:style-name="T47">ang hindi makasumpong</text:span> sa karunungan; siya ay hayagang tumatawag at nagpapakilala.</text:p>
      <text:h text:style-name="Heading_20_2" text:outline-level="2"><text:span text:style-name="Strong_20_Emphasis"><text:span text:style-name="T38">Karunungan Laban sa Babae sa Kawikaan 7 – Nakatago vs. Hayagan</text:span></text:span></text:h>
      <text:p text:style-name="Text_20_body">Makikita ang matinding pagkakaiba ng Karunungan sa Kawikaan 8 at ng babaeng mapang-akit sa Kawikaan 7.</text:p>
      <text:list xml:id="list1049793220" text:style-name="L3">
        <text:list-item>
          <text:p text:style-name="P68"><text:span text:style-name="Strong_20_Emphasis">Ang babae sa Kawikaan 7</text:span> ay kumikilos sa lihim. Naghihintay siya sa mga anino, nakadamit upang manlinlang, at nagsasalita sa mga tagong sulok. Ang kanyang mga gawa ay nakatago, at ang layunin ay pagkawasak sa pamamagitan ng panlilinlang. </text:p>
        </text:list-item>
        <text:list-item>
          <text:p text:style-name="P56"><text:span text:style-name="Strong_20_Emphasis">Ang karunungan naman</text:span> ay nakatayo sa hayag. Hindi siya nahihiya, hindi nagtatago, at hindi nanlilinlang. Siya ay tumatawag sa publiko, nag-aalok ng katotohanan at buhay. </text:p>
        </text:list-item>
      </text:list>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Babae sa Kawikaan 7 (Panlilinlang)</text:span></text:p>
            </table:table-cell>
            <table:table-cell table:style-name="Table2.A1" office:value-type="string">
              <text:p text:style-name="Table_20_Heading"><text:span text:style-name="Strong_20_Emphasis">Karunungan sa Kawikaan 8 (Katotohanan)</text:span></text:p>
            </table:table-cell>
          </table:table-row>
        </table:table-header-rows>
        <table:table-row>
          <table:table-cell table:style-name="Table2.A1" office:value-type="string">
            <text:p text:style-name="Table_20_Contents">Nakatago, lihim, at mapanlinlang</text:p>
          </table:table-cell>
          <table:table-cell table:style-name="Table2.A1" office:value-type="string">
            <text:p text:style-name="Table_20_Contents">Hayag, nakikita, at tapat</text:p>
          </table:table-cell>
        </table:table-row>
        <text:soft-page-break/>
        <table:table-row>
          <table:table-cell table:style-name="Table2.A1" office:value-type="string">
            <text:p text:style-name="Table_20_Contents">Nang-aakit sa kadiliman</text:p>
          </table:table-cell>
          <table:table-cell table:style-name="Table2.A1" office:value-type="string">
            <text:p text:style-name="Table_20_Contents">Tumatawag sa liwanag</text:p>
          </table:table-cell>
        </table:table-row>
        <table:table-row>
          <table:table-cell table:style-name="Table2.A1" office:value-type="string">
            <text:p text:style-name="Table_20_Contents">Patungo sa pagkawasak</text:p>
          </table:table-cell>
          <table:table-cell table:style-name="Table2.A1" office:value-type="string">
            <text:p text:style-name="Table_20_Contents">Patungo sa buhay</text:p>
          </table:table-cell>
        </table:table-row>
        <table:table-row>
          <table:table-cell table:style-name="Table2.A1" office:value-type="string">
            <text:p text:style-name="Table_20_Contents">Gumagana sa lihim</text:p>
          </table:table-cell>
          <table:table-cell table:style-name="Table2.A1" office:value-type="string">
            <text:p text:style-name="Table_20_Contents">Nakatayo sa mga sangandaan ng publiko</text:p>
          </table:table-cell>
        </table:table-row>
      </table:table>
      <text:p text:style-name="Text_20_body"/>
      <text:p text:style-name="Text_20_body">Ipinapakita ng pagkakaibang ito ang espirituwal na realidad: ang kasalanan ay nagtatago, ngunit ang katotohanan ay hayagang ipinapakita; ang panlilinlang ay nasa lihim, ngunit ang karunungan ay nasa liwanag.</text:p>
      <text:h text:style-name="Heading_20_2" text:outline-level="2"><text:span text:style-name="Strong_20_Emphasis"><text:span text:style-name="T38">Mga Bundok at Sangandaan: Ang Katotohanan ng Diyos ay Malinaw na Nakikita</text:span></text:span></text:h>
      <text:p text:style-name="Text_20_body">Ang karunungan na nakatayo sa matataas na lugar at sangandaan ay sumasalamin kung paanong ang katotohanan ng Diyos ay nahahayag saanman.</text:p>
      <text:p text:style-name="Text_20_body">Maging ang nilikha ay nagpapatotoo:</text:p>
      <text:p text:style-name="Text_20_body"><text:span text:style-name="Strong_20_Emphasis">Awit 8:1</text:span> – “Panginoon naming Panginoon, kay dakila ng Iyong pangalan sa buong lupa! Inilagay Mo ang Iyong kaluwalhatian sa mga langit.”</text:p>
      <text:p text:style-name="Text_20_body"><text:span text:style-name="Strong_20_Emphasis">Roma 1:19–20</text:span> – Ang mga hindi nakikitang katangian ng Diyos ay “malinaw na nakikita, nauunawaan mula sa mga nilikha, upang ang tao ay walang maidadahilan.”</text:p>
      <text:p text:style-name="Text_20_body">Tulad ng karunungan sa mga taluktok, ang katotohanan ng Diyos ay hindi nakatago. Nakikita ito sa kalikasan, sa konsensya, at sa moral na kaayusan ng buhay. Ang problema ay hindi kakulangan ng kapahayagan, kundi pagtanggi na makinig.</text:p>
      <text:p text:style-name="Text_20_body">Kasabay nito, ang karunungan sa sangandaan ay sumasagisag sa araw-araw na desisyon ng tao. Tulad ng sinaunang iglesya na nangangaral sa mga pamilihan at pampublikong lugar (Gawa 17:17), ang katotohanan ng Diyos ay patuloy na humaharap sa tao sa gitna ng kanilang pang-araw-araw na pagpili.</text:p>
      <text:h text:style-name="Heading_20_2" text:outline-level="2"><text:span text:style-name="Strong_20_Emphasis"><text:span text:style-name="T38">Makabagong Katotohanan: Patuloy na Tumatawag ang Karunungan</text:span></text:span></text:h>
      <text:p text:style-name="Text_20_body">Sa ngayon, patuloy na “nakatayo sa hayagang lugar” ang karunungan sa iba’t ibang paraan:</text:p>
      <text:list xml:id="list3417869830" text:style-name="L4">
        <text:list-item>
          <text:p text:style-name="P69">Ang Bibliya ay malawak na available sa print at digital na anyo </text:p>
        </text:list-item>
        <text:list-item>
          <text:p text:style-name="P57">Ang mga mensaheng Kristiyano ay makikita sa mga libro, sermon, online platform, at maging sa ating Daily Devotions </text:p>
        </text:list-item>
      </text:list>
      <text:p text:style-name="Text_20_body">Hindi tahimik ang karunungan. Patuloy siyang tumatawag. Ang tunay na isyu ay maraming tao ang pinipiling huwag pakinggan ang kanyang tinig at sa halip ay makinig sa mas malalakas ngunit mapanlinlang na tinig.</text:p>
      <text:h text:style-name="Heading_20_2" text:outline-level="2"><text:span text:style-name="Strong_20_Emphasis"><text:span text:style-name="T38">Ang Kaganapan ng Karunungan: si Jesu-Cristo</text:span></text:span></text:h>
      <text:p text:style-name="Text_20_body">Sa huli, ang karunungan ay hindi lamang konsepto—ito ay <text:span text:style-name="T47">nagkatawang tao</text:span>.</text:p>
      <text:p text:style-name="Text_20_body"><text:soft-page-break/><text:span text:style-name="Strong_20_Emphasis">Colosas 2:3</text:span> – Kay Cristo “naka<text:span text:style-name="T47">t</text:span>ago ang lahat ng kayamanan ng karunungan at kaalaman.”<text:line-break/><text:span text:style-name="Strong_20_Emphasis">1 Corinto 1:30</text:span> – Si Cristo “ay naging karunungan mula sa Diyos para sa atin—ang ating katuwiran, kabanalan, at katubusan.”</text:p>
      <text:p text:style-name="Text_20_body">Si Jesu-Cristo ang ganap na pagpapa<text:span text:style-name="T47">kilala</text:span> ng karunungan. Siya ay nakatayo sa bawat “sangandaan” ng buhay ng tao, tumatawag sa lahat upang piliin Siya. Hindi tulad ng panlilinlang na nagtatago, si Cristo ay hayagang nagpapahayag ng katotohanan at nag-aanyaya sa buhay.</text:p>
      <text:h text:style-name="Heading_20_2" text:outline-level="2"><text:span text:style-name="Strong_20_Emphasis"><text:span text:style-name="T38">Konklusyon</text:span></text:span></text:h>
      <text:p text:style-name="Text_20_body">Ang karunungan ay hayagang nakatayo, malakas na tumatawag, at sadyang inilagay sa pinakamalinaw na bahagi ng buhay. Sa kabilang banda, ang kasalanan at panlilinlang ay kumikilos sa lihim at kadiliman. Ang pagpili sa bawat tao ay malinaw: sundin ang nakatagong daan na patungo sa kapahamakan, o pakinggan ang hayagang tawag ng karunungan na patungo sa buhay.</text:p>
      <text:p text:style-name="P49"><text:span text:style-name="Strong_20_Emphasis"><text:span text:style-name="T50">Mga Talang Sanggunian sa Bibliya</text:span></text:span><text:span text:style-name="T53"> </text:span></text:p>
      <text:p text:style-name="P46">Awit 8:1</text:p>
      <text:p text:style-name="P48">“Oh Panginoon, aming Panginoon, pagkarakadakila ng iyong pangalan sa buong lupa! Na naglagay ng iyong kaluwalhatian sa mga langit.”</text:p>
      <text:p text:style-name="P48"/>
      <text:p text:style-name="P46">Roma 1:19–20 </text:p>
      <text:p text:style-name="P48">19 Sapagka't ang nakikilala sa Dios ay hayag sa kanila; sapagka't ipinahayag ng Dios sa kanila.</text:p>
      <text:p text:style-name="P48">*20 Sapagka't ang kaniyang mga hindi nakikitang katangian, sapol nang likhain ang sanglibutan, ay nakikita at nauunawaan, sa pamamagitan ng mga bagay na ginawa, pati ang kaniyang walang hanggang kapangyarihan at pagka-Dios; upang sila'y walang maidadahilan;*</text:p>
      <text:p text:style-name="P48"/>
      <text:p text:style-name="P46">Gawa 17:17</text:p>
      <text:p text:style-name="P48">“Kaya't siya'y nakikipagtalo sa mga Judio at sa mga sumasampalataya sa sinagoga, at sa mga nakikipagkita sa kaniya sa pamilihan araw-araw.”</text:p>
      <text:p text:style-name="P48"/>
      <text:p text:style-name="P46">Colosas 2:3 </text:p>
      <text:p text:style-name="P48">“Na siyang kinatataguan ng lahat ng mga kayamanan ng karunungan at ng kaalaman.”</text:p>
      <text:p text:style-name="P48"/>
      <text:p text:style-name="P46">1 Corinto 1:30 </text:p>
      <text:p text:style-name="P48">“Datapuwa't sa kaniya kayo'y nasa kay Cristo Jesus, na naging karunungan sa atin mula sa Dios, at katuwiran, at kabanalan, at katubusan:”</text:p>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4" text:outline-level="2"><text:span text:style-name="T22">D</text:span><text:span text:style-name="T21">ay </text:span><text:span text:style-name="T24">5</text:span></text:h>
      <text:p text:style-name="P24">Tagalog</text:p>
      <text:h text:style-name="P8" text:outline-level="2"><text:span text:style-name="T15">Kawikaan </text:span><text:span text:style-name="T17">8</text:span><text:span text:style-name="T15">:</text:span><text:span text:style-name="T14">1-</text:span><text:span text:style-name="T17">4</text:span></text:h>
      <text:p text:style-name="P40"><text:span text:style-name="T48">MBB05</text:span> (<text:span text:style-name="T48">Magandang Balita Biblia</text:span>)</text:p>
      <text:p text:style-name="P44"><text:span text:style-name="T37">1</text:span>Hindi mo ba naririnig ang tawag ng karunungan,</text:p>
      <text:p text:style-name="P44">at ang tinig ng unawa'y hindi pa ba napakinggan?</text:p>
      <text:p text:style-name="P44"><text:span text:style-name="T37">2</text:span>Nasa dako siyang mataas,sa tagpuan ng mga landas;</text:p>
      <text:p text:style-name="P42"><text:span text:style-name="T37">3</text:span>nasa mga pintuan siya, sa may harap nitong bayan,</text:p>
      <text:p text:style-name="P42">nakatindig sa pagpasok at ito ang kanyang sigaw:</text:p>
      <text:p text:style-name="P44"><text:span text:style-name="T37">4</text:span>“Kayo'y tinatawagan ko, tao ng sandaigdigan,</text:p>
      <text:p text:style-name="P44">para nga sa lahat itong aking panawagan.</text:p>
      <text:h text:style-name="P11" text:outline-level="2"><text:soft-page-break/>GABAY SA PAGNINILAY:</text:h>
      <text:p text:style-name="P26"/>
      <text:p text:style-name="P27"><text:span text:style-name="Strong_20_Emphasis">Karunungan sa mga Pintuan ng Lungsod</text:span></text:p>
      <text:p text:style-name="P28"><text:span text:style-name="Emphasis"><text:span text:style-name="T43">Kawikaan 8:3 – “</text:span></text:span><text:span text:style-name="Emphasis"><text:span text:style-name="T44">nasa mga pintuan siya, sa may harap nitong bayan,</text:span></text:span></text:p>
      <text:p text:style-name="P28"><text:span text:style-name="Emphasis"><text:span text:style-name="T45">nakatindig sa pagpasok at ito ang kanyang sigaw</text:span></text:span><text:span text:style-name="Emphasis"><text:span text:style-name="T43">”</text:span></text:span></text:p>
      <text:h text:style-name="Heading_20_2" text:outline-level="2"><text:span text:style-name="Strong_20_Emphasis"><text:span text:style-name="T39">Ang Karunungan ay Pumupunta Kung Saan Ginagawa ang mga Desisyon</text:span></text:span></text:h>
      <text:p text:style-name="Text_20_body">Sa Kawikaan 8:3, mas lumalapit pa ang karunungan. Hindi na lamang siya nasa mga taluktok ng bundok o sa mga sangandaan—ngayon siya ay nakatayo “sa tabi ng mga pintuan,” sa mismong pasukan ng lungsod, kung saan ginagawa ang pinakamahahalagang desisyon sa buhay ng komunidad.</text:p>
      <text:p text:style-name="Text_20_body">Sa sinaunang Israel, ang pintuang-lungsod ay higit pa sa isang pasukan. Ito ay:</text:p>
      <text:list xml:id="list3605044338" text:style-name="L5">
        <text:list-item>
          <text:p text:style-name="P70"><text:span text:style-name="Strong_20_Emphasis">Hukuman</text:span> kung saan nilulutas ng matatanda ang mga alitan </text:p>
        </text:list-item>
        <text:list-item>
          <text:p text:style-name="P70"><text:span text:style-name="Strong_20_Emphasis">Pamilihan</text:span> kung saan isinasagawa ang kalakalan </text:p>
        </text:list-item>
        <text:list-item>
          <text:p text:style-name="P70"><text:span text:style-name="Strong_20_Emphasis">Pampublikong lugar</text:span> kung saan ginagawa ang mga anunsyo </text:p>
        </text:list-item>
        <text:list-item>
          <text:p text:style-name="P58"><text:span text:style-name="Strong_20_Emphasis">Lugar ng pamumuno</text:span> kung saan gumagawa ng mahahalagang pasya ang mga lider </text:p>
        </text:list-item>
      </text:list>
      <text:p text:style-name="Text_20_body">Sadyang inilalagay ng karunungan ang sarili sa gitna ng katarungan, ekonomiya, at pamumuno. Malinaw ang mensahe: ang karunungan ay nararapat sa lahat ng bahagi ng buhay, lalo na kung saan ginagawa ang mga desisyon at ginagamit ang awtoridad.</text:p>
      <text:h text:style-name="Heading_20_2" text:outline-level="2"><text:span text:style-name="Strong_20_Emphasis"><text:span text:style-name="T38">Halimbawa ni Solomon: Karunungan sa Pamumuno</text:span></text:span></text:h>
      <text:p text:style-name="Text_20_body">Naunawaan ni Solomon na mahalaga ang karunungan sa pamumuno. Nang siya ay maging hari, hindi siya humingi ng kayamanan o kapangyarihan, kundi ng pang-unawa.</text:p>
      <text:p text:style-name="Text_20_body"><text:span text:style-name="Strong_20_Emphasis">1 Hari 3:7–9</text:span><text:line-break/>“Ngayon, Panginoon kong Diyos, ginawa Mo akong hari… Ngunit ako ay bata pa lamang at hindi ko alam kung paano gampanan ang aking tungkulin… Kaya bigyan Mo ang Iyong lingkod ng pusong marunong upang pamahalaan ang Iyong bayan at makilala ang tama at mali…”</text:p>
      <text:p text:style-name="Text_20_body">Ipinagkaloob ng Diyos ang kanyang kahilingan. Pinatunayan ito nang dumating ang dalawang babae na parehong inaangkin ang iisang bata. Sa pamamagitan ng matalinong hatol ni Solomon, nalantad ang tunay na ina.</text:p>
      <text:p text:style-name="Text_20_body"><text:span text:style-name="Strong_20_Emphasis">1 Hari 3:28</text:span><text:line-break/>“Nang marinig ng buong Israel ang hatol… sila ay namangha sa hari, sapagkat nakita nilang siya ay may karunungan mula sa Diyos upang magbigay ng katarungan.”</text:p>
      <text:p text:style-name="Text_20_body">Ang karunungan sa pintuan ay nagligtas ng buhay. Kung walang karunungan, bumabagsak ang katarungan at naaapi ang inosente.</text:p>
      <text:h text:style-name="Heading_20_2" text:outline-level="2"><text:soft-page-break/><text:span text:style-name="Strong_20_Emphasis"><text:span text:style-name="T38">Ang mga Apostol sa mga Pintuan ng Lipunan</text:span></text:span></text:h>
      <text:p text:style-name="Text_20_body">Patuloy ang ganitong halimbawa sa Bagong Tipan. Dinala ng mga apostol ang mensahe ng katotohanan sa mga pampublikong lugar—sa “mga pintuan” ng lipunan.</text:p>
      <text:p text:style-name="Text_20_body"><text:span text:style-name="Strong_20_Emphasis">Gawa 17:17</text:span> – Nakipagtalo si Pablo sa pamilihan araw-araw.<text:line-break/><text:span text:style-name="Strong_20_Emphasis">Gawa 16:13</text:span> – Lumabas si Pablo sa pintuan ng lungsod at nagsalita sa lugar kung saan nagtitipon ang mga tao para manalangin.</text:p>
      <text:p text:style-name="Text_20_body">Ang mensahe ng Diyos, tulad ng karunungan, ay hindi nakatago. Ito ay hayagang ipinahahayag—kung saan nabubuhay, nagtatrabaho, at gumagawa ng desisyon ang mga tao.</text:p>
      <text:h text:style-name="Heading_20_2" text:outline-level="2"><text:span text:style-name="Strong_20_Emphasis"><text:span text:style-name="T38">Pagbabago ng Isipan</text:span></text:span></text:h>
      <text:p text:style-name="Text_20_body">Kapag tumugon ang tao sa tawag ng Diyos, nababago ang kanyang pag-iisip.</text:p>
      <text:p text:style-name="Text_20_body"><text:span text:style-name="Strong_20_Emphasis">Efeso 1:18<text:tab/></text:span><text:line-break/>“Nawa’y maliwanagan ang mga mata ng inyong puso…”</text:p>
      <text:p text:style-name="Text_20_body">Ang karunungan ay hindi lamang impormasyon—ito ay kaliwanagan. Sa pamamagitan ni Cristo, ang ating pang-unawa ay binabago, upang makagawa tayo ng matalino at maka-Diyos na mga desisyon sa bawat bahagi ng buhay.</text:p>
      <text:h text:style-name="Heading_20_2" text:outline-level="2"><text:span text:style-name="Strong_20_Emphasis"><text:span text:style-name="T38">Ang Tanong ng Tagabantay ng Pintuan</text:span></text:span></text:h>
      <text:p text:style-name="Text_20_body">Ang karunungan na nakatayo sa pintuan ay humaharap sa atin ng personal na tanong:</text:p>
      <text:p text:style-name="Text_20_body"><text:span text:style-name="Strong_20_Emphasis"><text:span text:style-name="T32">Nakikinig ba tayo sa kanyang tinig sa mga mahahalagang bahagi ng ating buhay?</text:span></text:span></text:p>
      <text:p text:style-name="Text_20_body">Isaalang-alang ang mga “pintuan” sa iyong buhay:</text:p>
      <table:table table:name="Table3" table:style-name="Table3">
        <table:table-column table:style-name="Table3.A"/>
        <table:table-column table:style-name="Table3.B"/>
        <table:table-header-rows>
          <table:table-row>
            <table:table-cell table:style-name="Table3.A1" office:value-type="string">
              <text:p text:style-name="Table_20_Heading"><text:span text:style-name="Strong_20_Emphasis">Makabagong “Pintuan”</text:span></text:p>
            </table:table-cell>
            <table:table-cell table:style-name="Table3.A1" office:value-type="string">
              <text:p text:style-name="Table_20_Heading"><text:span text:style-name="Strong_20_Emphasis">Kung Saan Kailangan ang Karunungan</text:span></text:p>
            </table:table-cell>
          </table:table-row>
        </table:table-header-rows>
        <table:table-row>
          <table:table-cell table:style-name="Table3.A1" office:value-type="string">
            <text:p text:style-name="Table_20_Contents">Lugar ng trabaho</text:p>
          </table:table-cell>
          <table:table-cell table:style-name="Table3.A1" office:value-type="string">
            <text:p text:style-name="Table_20_Contents">Etikal na desisyon</text:p>
          </table:table-cell>
        </table:table-row>
        <table:table-row>
          <table:table-cell table:style-name="Table3.A1" office:value-type="string">
            <text:p text:style-name="Table_20_Contents">Pamilya</text:p>
          </table:table-cell>
          <table:table-cell table:style-name="Table3.A1" office:value-type="string">
            <text:p text:style-name="Table_20_Contents">Pag-aayos ng alitan</text:p>
          </table:table-cell>
        </table:table-row>
        <table:table-row>
          <table:table-cell table:style-name="Table3.A1" office:value-type="string">
            <text:p text:style-name="Table_20_Contents">Komunidad</text:p>
          </table:table-cell>
          <table:table-cell table:style-name="Table3.A1" office:value-type="string">
            <text:p text:style-name="Table_20_Contents">Pamumuno at impluwensiya</text:p>
          </table:table-cell>
        </table:table-row>
        <table:table-row>
          <table:table-cell table:style-name="Table3.A1" office:value-type="string">
            <text:p text:style-name="Table_20_Contents">Bansa</text:p>
          </table:table-cell>
          <table:table-cell table:style-name="Table3.A1" office:value-type="string">
            <text:p text:style-name="Table_20_Contents">Pagpili ng tama at makatarungan</text:p>
          </table:table-cell>
        </table:table-row>
        <table:table-row>
          <table:table-cell table:style-name="Table3.A1" office:value-type="string">
            <text:p text:style-name="Table_20_Contents">Personal na buhay</text:p>
          </table:table-cell>
          <table:table-cell table:style-name="Table3.A1" office:value-type="string">
            <text:p text:style-name="Table_20_Contents">Mga desisyon ng puso</text:p>
          </table:table-cell>
        </table:table-row>
      </table:table>
      <text:p text:style-name="Text_20_body"/>
      <text:p text:style-name="Text_20_body">Ang karunungan ay naroroon sa lahat ng ito—ngunit kailangan nating piliing makinig.</text:p>
      <text:h text:style-name="Heading_20_2" text:outline-level="2"><text:span text:style-name="Strong_20_Emphasis"><text:span text:style-name="T38">Ang Ganap na Karunungan sa Pintuan</text:span></text:span></text:h>
      <text:p text:style-name="Text_20_body">Si Jesu-Cristo ang katuparan ng karunungan.</text:p>
      <text:p text:style-name="Text_20_body"><text:span text:style-name="Strong_20_Emphasis">1 Corinto 1:30</text:span> – Si Cristo “ay naging karunungan mula sa Diyos para sa atin.”</text:p>
      <text:p text:style-name="Text_20_body">Nagturo Siya sa publiko—sa mga sinagoga, lansangan, at templo. Hindi Niya itinago ang katotohanan. Ngunit higit pa rito, pumasok Siya sa Jerusalem na alam Niyang ibibigay Niya ang Kanyang buhay. Hindi lamang Siya tagapahayag ng karunungan—Siya mismo ang karunungan.</text:p>
      <text:h text:style-name="Heading_20_2" text:outline-level="2"><text:soft-page-break/><text:span text:style-name="Strong_20_Emphasis"><text:span text:style-name="T38">Panawagan sa Kaharian ng Diyos</text:span></text:span></text:h>
      <text:p text:style-name="Text_20_body">Sa programa at layunin ng Kaharian ng Diyos, nagiging personal at kagyat ang tanong:</text:p>
      <text:p text:style-name="Text_20_body"><text:span text:style-name="Strong_20_Emphasis"><text:span text:style-name="T32">Handa ba tayong dalhin ang mensaheng ito sa ating buhay, pamilya, komunidad, at maging sa ating bansa?</text:span></text:span></text:p>
      <text:p text:style-name="Text_20_body">Ang karunungan ay hindi dapat manatili sa pintuan—kailangan itong pumasok at baguhin ang lahat sa loob.</text:p>
      <text:list xml:id="list3321302831" text:style-name="L6">
        <text:list-item>
          <text:p text:style-name="P71"><text:span text:style-name="Strong_20_Emphasis">Sa ating buhay</text:span>, hinuhubog nito ang ating karakter. </text:p>
        </text:list-item>
        <text:list-item>
          <text:p text:style-name="P71"><text:span text:style-name="Strong_20_Emphasis">Sa ating pamilya</text:span>, nagdadala ito ng pagkakaisa at katuwiran. </text:p>
        </text:list-item>
        <text:list-item>
          <text:p text:style-name="P71"><text:span text:style-name="Strong_20_Emphasis">Sa ating komunidad</text:span>, nagdudulot ito ng katarungan at katotohanan. </text:p>
        </text:list-item>
        <text:list-item>
          <text:p text:style-name="P59"><text:span text:style-name="Strong_20_Emphasis">Sa ating bansa</text:span>, nakaaapekto ito sa pamumuno at direksyon. </text:p>
        </text:list-item>
      </text:list>
      <text:p text:style-name="Text_20_body">Ang tawag ng karunungan ay hindi lamang pakinggan—kundi tugunan, isabuhay, at i<text:span text:style-name="T48">bahagi</text:span> sa iba.</text:p>
      <text:h text:style-name="Heading_20_2" text:outline-level="2"><text:span text:style-name="Strong_20_Emphasis"><text:span text:style-name="T38">Konklusyon</text:span></text:span></text:h>
      <text:p text:style-name="Text_20_body">Ang karunungan ay nakatayo sa mga pintuan, malakas at malinaw na tumatawag. Ang tanong ngayon ay hindi kung may karunungan ba—kundi kung makikinig ba tayo, susunod, at makikibahagi sa mas malaking layunin ng Diyos.</text:p>
      <text:p text:style-name="Text_20_body"><text:span text:style-name="Strong_20_Emphasis">Hahayaan ba nating gabayan ng karunungan ang ating mga desisyon—at dadalhin ba natin ang karunungang iyon sa mundong ating ginagalawan?</text:span></text:p>
      <text:p text:style-name="P49"><text:span text:style-name="Strong_20_Emphasis"><text:span text:style-name="T50">Mga Talang Sanggunian sa Bibliya</text:span></text:span><text:span text:style-name="T53"> </text:span></text:p>
      <text:p text:style-name="P46">Kawikaan 8:3</text:p>
      <text:p text:style-name="P48">“Sa tabi ng mga pintuang-bayan, sa may pasukan ng bayan, sa pagpasok ng mga pintuan ay kaniyang isinisigaw:”</text:p>
      <text:p text:style-name="P48"/>
      <text:p text:style-name="P46">1 Hari 3:7–9</text:p>
      <text:p text:style-name="P48">7 At ngayon, Panginoon kong Dios, ikaw ang nagpapahari sa iyong lingkod na kahalili ni David na aking ama; at ako’y isang munting bata; hindi ko alam kung ako’y papasok o lalabas.</text:p>
      <text:p text:style-name="P48">8 At ang iyong lingkod ay nasa gitna ng iyong bayan na iyong pinili, na isang dakilang bayan, na di mabilang ni mahiwagang sapagka't karamihan.</text:p>
      <text:p text:style-name="P48">9 Bigyan mo nga ang iyong lingkod ng pusong may unawa upang humatol sa iyong bayan, upang aking makilala ang mabuti at masama: sapagka't sino ang makahahatol sa malaking bayang ito?”</text:p>
      <text:p text:style-name="P48"/>
      <text:p text:style-name="P46">1 Hari 3:28 </text:p>
      <text:p text:style-name="P48"><text:soft-page-break/>“At narinig ng buong Israel ang hatol na hinatol ng hari, at kanilang iginálang ang hari: sapagka't kanilang nakita na ang karunungan ng Dios ay nasa kaniya upang magsagawa ng kahatulan.”</text:p>
      <text:p text:style-name="P48"/>
      <text:p text:style-name="P46">Gawa 17:17</text:p>
      <text:p text:style-name="P48">“Kaya't siya'y nakikipagtalo sa mga Judio at sa mga sumasampalataya sa sinagoga, at sa mga nakikipagkita sa kaniya sa pamilihan araw-araw.”</text:p>
      <text:p text:style-name="P48"/>
      <text:p text:style-name="P46">Gawa 16:13</text:p>
      <text:p text:style-name="P48">“At nang araw ng sabbath ay lumabas kami sa siping ng ilog, na doo'y kinapapalagyaang isang dálanginan; at kami'y naupo, at aming sinalitaan ang mga babaing nangagkakatipon.”</text:p>
      <text:p text:style-name="P48"/>
      <text:p text:style-name="P46">Efeso 1:18 </text:p>
      <text:p text:style-name="P48">“Na ang mga mata ng inyong paguunawa ay mangaliwanagan; upang inyong maalaman kung ano ang pagasa ng kaniyang pagtawag, at kung ano ang mga kayamanan ng kaluwalhatian ng kaniyang mana sa mga banal;”</text:p>
      <text:p text:style-name="P48"/>
      <text:p text:style-name="P46">1 Corinto 1:30 </text:p>
      <text:p text:style-name="P48">“Datapuwa't sa kaniya kayo'y nasa kay Cristo Jesus, na naging karunungan sa atin mula sa Dios, at katuwiran, at kabanalan, at katubusan:”</text:p>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h text:style-name="P4" text:outline-level="2"><text:span text:style-name="T22">D</text:span><text:span text:style-name="T21">ay </text:span><text:span text:style-name="T24">6</text:span></text:h>
      <text:p text:style-name="P24">Tagalog</text:p>
      <text:h text:style-name="P8" text:outline-level="2"><text:span text:style-name="T15">Kawikaan </text:span><text:span text:style-name="T17">8</text:span><text:span text:style-name="T15">:</text:span><text:span text:style-name="T14">1-</text:span><text:span text:style-name="T17">4</text:span></text:h>
      <text:p text:style-name="P40"><text:span text:style-name="T48">MBB05</text:span> (<text:span text:style-name="T48">Magandang Balita Biblia</text:span>)</text:p>
      <text:p text:style-name="P44"><text:span text:style-name="T37">1</text:span>Hindi mo ba naririnig ang tawag ng karunungan,</text:p>
      <text:p text:style-name="P44">at ang tinig ng unawa'y hindi pa ba napakinggan?</text:p>
      <text:p text:style-name="P44"><text:span text:style-name="T37">2</text:span>Nasa dako siyang mataas,sa tagpuan ng mga landas;</text:p>
      <text:p text:style-name="P44"><text:span text:style-name="T37">3</text:span>nasa mga pintuan siya, sa may harap nitong bayan,</text:p>
      <text:p text:style-name="P44">nakatindig sa pagpasok at ito ang kanyang sigaw:</text:p>
      <text:p text:style-name="P42"><text:span text:style-name="T37">4</text:span>“Kayo'y tinatawagan ko, tao ng sandaigdigan,</text:p>
      <text:p text:style-name="P42">para nga sa lahat itong aking panawagan.</text:p>
      <text:h text:style-name="P53" text:outline-level="2"/>
      <text:h text:style-name="P11" text:outline-level="2">GABAY SA PAGNINILAY:</text:h>
      <text:p text:style-name="P27"><text:span text:style-name="Strong_20_Emphasis">Karunungan na Tumatawag sa Buong Sangkatauhan</text:span></text:p>
      <text:p text:style-name="P28"><text:span text:style-name="Emphasis"><text:span text:style-name="T40">Kawikaan 8:4 <text:s/>– “</text:span></text:span><text:span text:style-name="Emphasis"><text:span text:style-name="T44">Kayo'y tinatawagan ko, tao ng sandaigdigan,</text:span></text:span></text:p>
      <text:p text:style-name="P28"><text:span text:style-name="Emphasis"><text:span text:style-name="T44">para nga sa lahat itong aking panawagan.</text:span></text:span></text:p>
      <text:h text:style-name="Heading_20_2" text:outline-level="2"><text:span text:style-name="Strong_20_Emphasis"><text:span text:style-name="T38">Dalawang Babae, Dalawang Paanyaya</text:span></text:span></text:h>
      <text:p text:style-name="Text_20_body">Sa Kawikaan 7, makikita ang kabaligtaran ng Kawikaan 8. Doon, ang babaeng mangangalunya ay aktibong naghahanap ng biktima:</text:p>
      <text:p text:style-name="Text_20_body"><text:span text:style-name="Strong_20_Emphasis">Kawikaan 7:10–12 </text:span><text:line-break/>“Pagkatapos, lumabas ang isang babae upang salubungin siya, nakadamit na parang patutot at may tusong layunin… Sa lansangan, sa mga liwasan, sa bawat sulok siya’y nag-aabang.”</text:p>
      <text:p text:style-name="P51"><text:soft-page-break/>Ang kanyang paanyaya ay lihim, mapang-akit, at mapanira. <text:span text:style-name="Strong_20_Emphasis"><text:span text:style-name="T29">Pinupuntirya</text:span></text:span> niya ang indibidwal, hinihila sila sa nakatagong kasalanan at sa huli ay sa kapahamakan. Ang kanyang tinig ay nasa kadiliman, umaapela sa pagnanasa kaysa sa katotohanan.</text:p>
      <text:p text:style-name="Text_20_body">Ngunit sa Kawikaan 8:4, ang karunungan ay nag-aalok ng ganap na magkaibang paanyaya:</text:p>
      <table:table table:name="Table4" table:style-name="Table4">
        <table:table-column table:style-name="Table4.A"/>
        <table:table-column table:style-name="Table4.B"/>
        <table:table-header-rows>
          <table:table-row>
            <table:table-cell table:style-name="Table4.A1" office:value-type="string">
              <text:p text:style-name="Table_20_Heading"><text:span text:style-name="Strong_20_Emphasis">Ang Mangangalunya (Kawikaan 7)</text:span></text:p>
            </table:table-cell>
            <table:table-cell table:style-name="Table4.A1" office:value-type="string">
              <text:p text:style-name="Table_20_Heading"><text:span text:style-name="Strong_20_Emphasis">Karunungan (Kawikaan 8)</text:span></text:p>
            </table:table-cell>
          </table:table-row>
        </table:table-header-rows>
        <table:table-row>
          <table:table-cell table:style-name="Table4.A1" office:value-type="string">
            <text:p text:style-name="Table_20_Contents">Naghahanap ng isang biktima</text:p>
          </table:table-cell>
          <table:table-cell table:style-name="Table4.A1" office:value-type="string">
            <text:p text:style-name="Table_20_Contents">Tumatawag sa buong sangkatauhan</text:p>
          </table:table-cell>
        </table:table-row>
        <table:table-row>
          <table:table-cell table:style-name="Table4.A1" office:value-type="string">
            <text:p text:style-name="Table_20_Contents">Nagtatago sa lihim na lugar</text:p>
          </table:table-cell>
          <table:table-cell table:style-name="Table4.A1" office:value-type="string">
            <text:p text:style-name="Table_20_Contents">Nagsasalita sa publiko</text:p>
          </table:table-cell>
        </table:table-row>
        <table:table-row>
          <table:table-cell table:style-name="Table4.A1" office:value-type="string">
            <text:p text:style-name="Table_20_Contents">Panlilinlang ang gamit</text:p>
          </table:table-cell>
          <table:table-cell table:style-name="Table4.A1" office:value-type="string">
            <text:p text:style-name="Table_20_Contents">Katotohanan ang sinasabi</text:p>
          </table:table-cell>
        </table:table-row>
        <table:table-row>
          <table:table-cell table:style-name="Table4.A1" office:value-type="string">
            <text:p text:style-name="Table_20_Contents">Patungo sa pagkawasak</text:p>
          </table:table-cell>
          <table:table-cell table:style-name="Table4.A1" office:value-type="string">
            <text:p text:style-name="Table_20_Contents">Patungo sa buhay</text:p>
          </table:table-cell>
        </table:table-row>
        <table:table-row>
          <table:table-cell table:style-name="Table4.A1" office:value-type="string">
            <text:p text:style-name="Table_20_Contents"><text:span text:style-name="Strong_20_Emphasis"><text:span text:style-name="T29">Pinupuntirya</text:span></text:span> ang walang muwang</text:p>
          </table:table-cell>
          <table:table-cell table:style-name="Table4.A1" office:value-type="string">
            <text:p text:style-name="Table_20_Contents">Inaanyayahan ang lahat</text:p>
          </table:table-cell>
        </table:table-row>
      </table:table>
      <text:p text:style-name="Text_20_body"/>
      <text:p text:style-name="Text_20_body">Ang karunungan ay hindi bumubulong o nagtatago. Siya ay naglalakas ng tinig, tumatawag “sa buong sangkatauhan.” Walang pagtatangi, walang lihim—kundi katotohanan at buhay na malayang iniaalok.</text:p>
      <text:h text:style-name="Heading_20_2" text:outline-level="2"><text:span text:style-name="Strong_20_Emphasis"><text:span text:style-name="T38">Saklaw ng Paanyaya: Lahat</text:span></text:span></text:h>
      <text:p text:style-name="Text_20_body">Ang pariralang “sa buong sangkatauhan” ay nagpapakita ng lawak ng tawag ng karunungan. Hindi tulad ng mga sistemang pantao na pumipili batay sa estado o pribilehiyo, ang karunungan ay nag-aanyaya sa lahat:</text:p>
      <text:list xml:id="list577340022" text:style-name="L7">
        <text:list-item>
          <text:p text:style-name="P72">Bata at matanda </text:p>
        </text:list-item>
        <text:list-item>
          <text:p text:style-name="P72">Mayaman at mahirap </text:p>
        </text:list-item>
        <text:list-item>
          <text:p text:style-name="P72">May pinag-aralan at wala </text:p>
        </text:list-item>
        <text:list-item>
          <text:p text:style-name="P72">Relihiyoso at hindi relihiyoso </text:p>
        </text:list-item>
        <text:list-item>
          <text:p text:style-name="P60">Matuwid at makasalanan </text:p>
        </text:list-item>
      </text:list>
      <text:p text:style-name="Text_20_body">Walang sinumang hindi abot ng karunungan. Ang unibersal na tawag na ito ay patungo sa mensahe ng ebanghelyo.</text:p>
      <text:h text:style-name="Heading_20_2" text:outline-level="2"><text:span text:style-name="Strong_20_Emphasis"><text:span text:style-name="T38">Tawag ni Jesus: Ang Kaganapan ng Karunungan</text:span></text:span></text:h>
      <text:p text:style-name="Text_20_body">Ang tinig ng karunungan sa Kawikaan ay ganap na natutupad kay Jesu-Cristo.</text:p>
      <text:p text:style-name="P51"><text:span text:style-name="Strong_20_Emphasis">Mateo 11:28 </text:span><text:line-break/>“<text:span text:style-name="T30">Lumapit kayo sa akin, kayong lahat na nahihirapan at lubhang nabibigatan sa inyong pasanin, at kayo'y bibigyan ko ng kapahingahan</text:span><text:span text:style-name="T46"> </text:span>”</text:p>
      <text:p text:style-name="Text_20_body">Mapapansin ang salitang <text:span text:style-name="Strong_20_Emphasis">“lahat.”</text:span> Inaanyayahan ni Jesus ang lahat—hindi lamang ang karapat-dapat, kundi ang pagod, wasak, at naliligaw.</text:p>
      <text:p text:style-name="Text_20_body"><text:span text:style-name="Strong_20_Emphasis">Mateo 23:37 </text:span><text:line-break/>“Jerusalem, Jerusalem… gaano kadalas Kong nais tipunin ang inyong mga anak… ngunit hindi kayo pumayag.”</text:p>
      <text:p text:style-name="Text_20_body"><text:soft-page-break/>Dito makikita ang puso ng Diyos. Ang Kanyang tawag ay hindi malamig o mekanikal—ito ay puno ng habag at pananabik. Tulad ng karunungan, Siya ay hayagang tumatawag. Ngunit nananatili ang trahedya: marami ang tumatanggi.</text:p>
      <text:h text:style-name="Heading_20_2" text:outline-level="2"><text:span text:style-name="Strong_20_Emphasis"><text:span text:style-name="T38">Ang Huling Paanyaya ng Kasulatan</text:span></text:span></text:h>
      <text:p text:style-name="Text_20_body">Ang Bibliya ay nagtatapos hindi sa katahimikan, kundi sa paanyaya:</text:p>
      <text:p text:style-name="Text_20_body"><text:span text:style-name="Strong_20_Emphasis">Pahayag 22:17</text:span><text:line-break/>“Ang Espiritu at ang kasintahang babae ay nagsasabi, ‘Halika!’… Ang nauuhaw ay lumapit; ang sinumang nagnanais ay kumuha ng libreng tubig ng buhay.”</text:p>
      <text:p text:style-name="Text_20_body">Ito ang katuparan ng tawag ng karunungan:</text:p>
      <text:list xml:id="list2637550776" text:style-name="L8">
        <text:list-item>
          <text:p text:style-name="P73">Ang Diyos ay tumatawag </text:p>
        </text:list-item>
        <text:list-item>
          <text:p text:style-name="P73">Ang iglesya ay sumasabay sa tawag </text:p>
        </text:list-item>
        <text:list-item>
          <text:p text:style-name="P73">Ang mga mananampalataya ay nagiging tagapagdala ng mensahe </text:p>
        </text:list-item>
        <text:list-item>
          <text:p text:style-name="P61">Ang sinumang nagnanais ay maaaring lumapit </text:p>
        </text:list-item>
      </text:list>
      <text:p text:style-name="Text_20_body">Ang paanyaya ay libre—ito ay biyaya. Ito ang ganap na anyo ng banal na karunungan.</text:p>
      <text:h text:style-name="Heading_20_2" text:outline-level="2"><text:span text:style-name="Strong_20_Emphasis"><text:span text:style-name="T38">Ang Trahedya ng Pagtanggi</text:span></text:span></text:h>
      <text:p text:style-name="Text_20_body">Sa kabila ng linaw ng tawag, marami pa rin ang tumatanggi:</text:p>
      <text:list xml:id="list3182449394" text:style-name="L9">
        <text:list-item>
          <text:p text:style-name="P74">Sa Kawikaan, hindi pinapansin ng mangmang ang karunungan </text:p>
        </text:list-item>
        <text:list-item>
          <text:p text:style-name="P74">Sa Ebanghelyo, tinatanggihan si Cristo </text:p>
        </text:list-item>
        <text:list-item>
          <text:p text:style-name="P62">Sa Pahayag, nananatili ang paanyaya ngunit may mga tumatalikod </text:p>
        </text:list-item>
      </text:list>
      <text:p text:style-name="Text_20_body">Ipinapaliwanag ng <text:span text:style-name="Strong_20_Emphasis">Juan 3:19</text:span> kung bakit: mas minamahal ng tao ang kadiliman kaysa liwanag. Hindi dahil nakatago ang karunungan—kundi dahil sa puso ng tao.</text:p>
      <text:h text:style-name="Heading_20_2" text:outline-level="2"><text:span text:style-name="Strong_20_Emphasis"><text:span text:style-name="T38">Aplikasyon: Paano Ka Tutugon?</text:span></text:span></text:h>
      <text:p text:style-name="Text_20_body">Sa ngayon, ang tawag ng karunungan ay patuloy na aktibo—at mas madaling maabot kaysa dati.</text:p>
      <text:p text:style-name="Text_20_body">Sa programa ng Kaharian ng Diyos, maraming paraan kung paano patuloy na tumatawag ang karunungan:</text:p>
      <text:list xml:id="list893122570" text:style-name="L10">
        <text:list-item>
          <text:p text:style-name="P75"><text:span text:style-name="Strong_20_Emphasis">Daily Devotions</text:span> na gumagabay at nagpapalago ng kaluluwa </text:p>
        </text:list-item>
        <text:list-item>
          <text:p text:style-name="P75"><text:span text:style-name="Strong_20_Emphasis">Online gatherings</text:span> na nagpapatatag ng pananampalataya at komunidad </text:p>
        </text:list-item>
        <text:list-item>
          <text:p text:style-name="P75"><text:span text:style-name="Strong_20_Emphasis">Bible Canon Reading</text:span> na naglalagay ng matibay na pundasyon sa katotohanan </text:p>
        </text:list-item>
        <text:list-item>
          <text:p text:style-name="P63">At marami pang pagkakataon na humahantong sa tunay na karunungan at espirituwal na paglago </text:p>
        </text:list-item>
      </text:list>
      <text:p text:style-name="Text_20_body">Ngayon, ang tanong ay personal:</text:p>
      <text:p text:style-name="Text_20_body"><text:span text:style-name="Strong_20_Emphasis">Paano ka tutugon?</text:span></text:p>
      <text:p text:style-name="Text_20_body"><text:span text:style-name="T49">Babalewalain</text:span> mo ba ang tawag, tulad ng marami noon?<text:line-break/>O makikinig ka, tatanggapin, <text:span text:style-name="T49">susundin </text:span>at lalago?</text:p>
      <text:p text:style-name="Text_20_body"><text:soft-page-break/>Ang karunungan ay hindi malayo. Siya ay tumatawag—sa pamamagitan ng Kasulatan, pagtuturo, komunidad, at kay Cristo mismo.</text:p>
      <text:h text:style-name="Heading_20_2" text:outline-level="2"><text:span text:style-name="Strong_20_Emphasis"><text:span text:style-name="T38">Konklusyon</text:span></text:span></text:h>
      <text:p text:style-name="Text_20_body">Ang karunungan ay tumatawag sa buong sangkatauhan—hayagan, kagyat, at may biyaya. Hindi limitado ang paanyaya, at ang pagkakataon ay narito ngayon.</text:p>
      <text:p text:style-name="Text_20_body">Ang tanong ay hindi na kung ang karunungan ay tumatawag—<text:line-break/><text:span text:style-name="Strong_20_Emphasis">kundi kung handa ka bang tumugon.</text:span></text:p>
      <text:p text:style-name="P49"><text:span text:style-name="Strong_20_Emphasis"><text:span text:style-name="T50">Mga Talang Sanggunian sa Bibliya</text:span></text:span><text:span text:style-name="T53"> </text:span></text:p>
      <text:p text:style-name="P64">Kawikaan 8:4</text:p>
      <text:p text:style-name="P65">“Kayo, Oh mga tao, ay aking tinatawag; at ang aking tinig ay sa mga anak ng tao.”</text:p>
      <text:p text:style-name="P65"/>
      <text:p text:style-name="P64">Kawikaan 7:10–12</text:p>
      <text:p text:style-name="P65">10 At narito, sinalubong siya ng isang babae na may damit na patutot, at may tusong puso.</text:p>
      <text:p text:style-name="P65">11 Siya'y magulo at mapanghimagsik; ang kaniyang mga paa ay ayaw manahan sa bahay;</text:p>
      <text:p text:style-name="P65">12 Ngayon ay nasa lansangan, ngayo'y nasa mga liwasan, at umaaligid sa bawat sulok.</text:p>
      <text:p text:style-name="P65"/>
      <text:p text:style-name="P64">Mateo 11:28</text:p>
      <text:p text:style-name="P65">“Magsiparito kayo sa akin, kayong lahat na nangapapagal at nangabibigatang lubha, at kayo'y aking papagpahingahin.”</text:p>
      <text:p text:style-name="P65"/>
      <text:p text:style-name="P64">Mateo 23:37</text:p>
      <text:p text:style-name="P65">“Oh Jerusalem, Jerusalem, na pumapatay ng mga propeta, at bumabato sa mga sinugo sa kaniya! gaano kadalas na ibig kong tipunin ang iyong mga anak, kung paanong tinipon ng inahing manok ang kaniyang mga sisiw sa ilalim ng kaniyang mga pakpak, at ayaw ninyo!”</text:p>
      <text:p text:style-name="P65"/>
      <text:p text:style-name="P64">Pahayag 22:17</text:p>
      <text:p text:style-name="P65">“At ang Espiritu at ang kasintahang babae ay nagsisabi, Halina. At ang nakakarinig ay magsabi, Halina. At ang nauuhaw ay lumapit; at ang may ibig ay kumuha ng tubig ng buhay na walang bayad.”</text:p>
      <text:p text:style-name="P65"/>
      <text:p text:style-name="P64">Juan 3:19</text:p>
      <text:p text:style-name="P65"><text:soft-page-break/>“At ito ang kahatulan, na ang ilaw ay dumating sa sanglibutan, at inibig ng mga tao ang kadiliman kay sa ilaw; sapagka't ang kanilang mga gawa ay masama.”</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quote-cjk-patch" svg:font-family="quote-cjk-patch, Inter, system-ui, apple-system, BlinkMacSystemFont, 'Segoe UI', Roboto, Oxygen, Ubuntu, Cantarell, 'Open Sans', 'Helvetica Neue',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P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6-04-25T14:26:07.251000000</meta:creation-date>
    <dc:date>2026-04-26T16:00:33.372000000</dc:date>
    <meta:editing-duration>PT2H18M42S</meta:editing-duration>
    <meta:editing-cycles>8</meta:editing-cycles>
    <meta:generator>Neat_Office/6.2.8.2$Windows_x86 LibreOffice_project/</meta:generator>
    <meta:document-statistic meta:table-count="4" meta:image-count="0" meta:object-count="0" meta:page-count="23" meta:paragraph-count="356" meta:word-count="5830" meta:character-count="38112" meta:non-whitespace-character-count="30642"/>
  </office:meta>
</office:document-meta>
</file>